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min-row-height="0.855cm" fo:keep-together="always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3" style:family="table">
      <style:table-properties style:width="17.59cm" style:rel-width="100%" fo:margin-left="0cm" fo:break-before="column" table:align="left" style:may-break-between-rows="true"/>
    </style:style>
    <style:style style:name="Table3.A" style:family="table-column">
      <style:table-column-properties style:column-width="1.242cm" style:rel-column-width="704*"/>
    </style:style>
    <style:style style:name="Table3.B" style:family="table-column">
      <style:table-column-properties style:column-width="14.787cm" style:rel-column-width="8383*"/>
    </style:style>
    <style:style style:name="Table3.C" style:family="table-column">
      <style:table-column-properties style:column-width="1.561cm" style:rel-column-width="885*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="none"/>
    </style:style>
    <style:style style:name="Table3.2" style:family="table-row">
      <style:table-row-properties style:min-row-height="0.827cm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C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C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C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C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C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C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C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C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C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C13" style:family="table-cell">
      <style:table-cell-properties fo:padding="0.097cm" fo:border="none"/>
    </style:style>
    <style:style style:name="Table4" style:family="table">
      <style:table-properties style:width="17.59cm" style:rel-width="100%" fo:margin-left="0cm" fo:break-before="column" table:align="left" style:may-break-between-rows="true"/>
    </style:style>
    <style:style style:name="Table4.A" style:family="table-column">
      <style:table-column-properties style:column-width="1.242cm" style:rel-column-width="704*"/>
    </style:style>
    <style:style style:name="Table4.B" style:family="table-column">
      <style:table-column-properties style:column-width="14.787cm" style:rel-column-width="8383*"/>
    </style:style>
    <style:style style:name="Table4.C" style:family="table-column">
      <style:table-column-properties style:column-width="1.561cm" style:rel-column-width="885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.097cm" fo:border="none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C4" style:family="table-cell">
      <style:table-cell-properties fo:padding="0.097cm" fo:border="none"/>
    </style:style>
    <style:style style:name="Table4.B5" style:family="table-cell">
      <style:table-cell-properties fo:padding="0.097cm" fo:border="none"/>
    </style:style>
    <style:style style:name="Table4.C5" style:family="table-cell">
      <style:table-cell-properties fo:padding="0.097cm" fo:border="none"/>
    </style:style>
    <style:style style:name="Table4.B6" style:family="table-cell">
      <style:table-cell-properties fo:padding="0.097cm" fo:border="none"/>
    </style:style>
    <style:style style:name="Table4.C6" style:family="table-cell">
      <style:table-cell-properties fo:padding="0.097cm" fo:border="none"/>
    </style:style>
    <style:style style:name="Table4.B7" style:family="table-cell">
      <style:table-cell-properties fo:padding="0.097cm" fo:border="none"/>
    </style:style>
    <style:style style:name="Table4.C7" style:family="table-cell">
      <style:table-cell-properties fo:padding="0.097cm" fo:border="none"/>
    </style:style>
    <style:style style:name="Table4.B8" style:family="table-cell">
      <style:table-cell-properties fo:padding="0.097cm" fo:border="none"/>
    </style:style>
    <style:style style:name="Table4.C8" style:family="table-cell">
      <style:table-cell-properties fo:padding="0.097cm" fo:border="none"/>
    </style:style>
    <style:style style:name="Table4.B9" style:family="table-cell">
      <style:table-cell-properties fo:padding="0.097cm" fo:border="none"/>
    </style:style>
    <style:style style:name="Table4.C9" style:family="table-cell">
      <style:table-cell-properties fo:padding="0.097cm" fo:border="none"/>
    </style:style>
    <style:style style:name="Table4.B10" style:family="table-cell">
      <style:table-cell-properties fo:padding="0.097cm" fo:border="none"/>
    </style:style>
    <style:style style:name="Table4.C10" style:family="table-cell">
      <style:table-cell-properties fo:padding="0.097cm" fo:border="none"/>
    </style:style>
    <style:style style:name="Table4.B11" style:family="table-cell">
      <style:table-cell-properties fo:padding="0.097cm" fo:border="none"/>
    </style:style>
    <style:style style:name="Table4.C11" style:family="table-cell">
      <style:table-cell-properties fo:padding="0.097cm" fo:border="none"/>
    </style:style>
    <style:style style:name="Table4.B12" style:family="table-cell">
      <style:table-cell-properties fo:padding="0.097cm" fo:border="none"/>
    </style:style>
    <style:style style:name="Table4.C12" style:family="table-cell">
      <style:table-cell-properties fo:padding="0.097cm" fo:border="none"/>
    </style:style>
    <style:style style:name="Table4.B13" style:family="table-cell">
      <style:table-cell-properties fo:padding="0.097cm" fo:border="none"/>
    </style:style>
    <style:style style:name="Table4.C13" style:family="table-cell">
      <style:table-cell-properties fo:padding="0.097cm" fo:border="none"/>
    </style:style>
    <style:style style:name="Table4.B14" style:family="table-cell">
      <style:table-cell-properties fo:padding="0.097cm" fo:border="none"/>
    </style:style>
    <style:style style:name="Table4.C14" style:family="table-cell">
      <style:table-cell-properties fo:padding="0.097cm" fo:border="none"/>
    </style:style>
    <style:style style:name="Table4.B15" style:family="table-cell">
      <style:table-cell-properties fo:padding="0.097cm" fo:border="none"/>
    </style:style>
    <style:style style:name="Table4.C15" style:family="table-cell">
      <style:table-cell-properties fo:padding="0.097cm" fo:border="none"/>
    </style:style>
    <style:style style:name="Table4.B16" style:family="table-cell">
      <style:table-cell-properties fo:padding="0.097cm" fo:border="none"/>
    </style:style>
    <style:style style:name="Table4.C16" style:family="table-cell">
      <style:table-cell-properties fo:padding="0.097cm" fo:border="none"/>
    </style:style>
    <style:style style:name="Table4.B17" style:family="table-cell">
      <style:table-cell-properties fo:padding="0.097cm" fo:border="none"/>
    </style:style>
    <style:style style:name="Table4.C17" style:family="table-cell">
      <style:table-cell-properties fo:padding="0.097cm" fo:border="none"/>
    </style:style>
    <style:style style:name="Table4.B18" style:family="table-cell">
      <style:table-cell-properties fo:padding="0.097cm" fo:border="none"/>
    </style:style>
    <style:style style:name="Table4.C18" style:family="table-cell">
      <style:table-cell-properties fo:padding="0.097cm" fo:border="none"/>
    </style:style>
    <style:style style:name="Table4.B19" style:family="table-cell">
      <style:table-cell-properties fo:padding="0.097cm" fo:border="none"/>
    </style:style>
    <style:style style:name="Table4.C19" style:family="table-cell">
      <style:table-cell-properties fo:padding="0.097cm" fo:border="none"/>
    </style:style>
    <style:style style:name="Table4.B20" style:family="table-cell">
      <style:table-cell-properties fo:padding="0.097cm" fo:border="none"/>
    </style:style>
    <style:style style:name="Table4.C20" style:family="table-cell">
      <style:table-cell-properties fo:padding="0.097cm" fo:border="none"/>
    </style:style>
    <style:style style:name="Table4.B21" style:family="table-cell">
      <style:table-cell-properties fo:padding="0.097cm" fo:border="none"/>
    </style:style>
    <style:style style:name="Table4.C21" style:family="table-cell">
      <style:table-cell-properties fo:padding="0.097cm" fo:border="none"/>
    </style:style>
    <style:style style:name="Table4.B22" style:family="table-cell">
      <style:table-cell-properties fo:padding="0.097cm" fo:border="none"/>
    </style:style>
    <style:style style:name="Table4.C22" style:family="table-cell">
      <style:table-cell-properties fo:padding="0.097cm" fo:border="none"/>
    </style:style>
    <style:style style:name="Table4.B23" style:family="table-cell">
      <style:table-cell-properties fo:padding="0.097cm" fo:border="none"/>
    </style:style>
    <style:style style:name="Table4.C23" style:family="table-cell">
      <style:table-cell-properties fo:padding="0.097cm" fo:border="none"/>
    </style:style>
    <style:style style:name="Table4.B24" style:family="table-cell">
      <style:table-cell-properties fo:padding="0.097cm" fo:border="none"/>
    </style:style>
    <style:style style:name="Table4.C24" style:family="table-cell">
      <style:table-cell-properties fo:padding="0.097cm" fo:border="none"/>
    </style:style>
    <style:style style:name="Table4.B25" style:family="table-cell">
      <style:table-cell-properties fo:padding="0.097cm" fo:border="none"/>
    </style:style>
    <style:style style:name="Table4.C25" style:family="table-cell">
      <style:table-cell-properties fo:padding="0.097cm" fo:border="none"/>
    </style:style>
    <style:style style:name="Table4.B26" style:family="table-cell">
      <style:table-cell-properties fo:padding="0.097cm" fo:border="none"/>
    </style:style>
    <style:style style:name="Table4.C26" style:family="table-cell">
      <style:table-cell-properties fo:padding="0.097cm" fo:border="none"/>
    </style:style>
    <style:style style:name="Table4.B27" style:family="table-cell">
      <style:table-cell-properties fo:padding="0.097cm" fo:border="none"/>
    </style:style>
    <style:style style:name="Table4.C27" style:family="table-cell">
      <style:table-cell-properties fo:padding="0.097cm" fo:border="none"/>
    </style:style>
    <style:style style:name="Table4.B28" style:family="table-cell">
      <style:table-cell-properties fo:padding="0.097cm" fo:border="none"/>
    </style:style>
    <style:style style:name="Table4.C28" style:family="table-cell">
      <style:table-cell-properties fo:padding="0.097cm" fo:border="none"/>
    </style:style>
    <style:style style:name="Table4.B29" style:family="table-cell">
      <style:table-cell-properties fo:padding="0.097cm" fo:border="none"/>
    </style:style>
    <style:style style:name="Table4.C29" style:family="table-cell">
      <style:table-cell-properties fo:padding="0.097cm" fo:border="none"/>
    </style:style>
    <style:style style:name="Table4.B30" style:family="table-cell">
      <style:table-cell-properties fo:padding="0.097cm" fo:border="none"/>
    </style:style>
    <style:style style:name="Table4.C30" style:family="table-cell">
      <style:table-cell-properties fo:padding="0.097cm" fo:border="none"/>
    </style:style>
    <style:style style:name="Table4.B31" style:family="table-cell">
      <style:table-cell-properties fo:padding="0.097cm" fo:border="none"/>
    </style:style>
    <style:style style:name="Table4.C31" style:family="table-cell">
      <style:table-cell-properties fo:padding="0.097cm" fo:border="none"/>
    </style:style>
    <style:style style:name="Table4.B32" style:family="table-cell">
      <style:table-cell-properties fo:padding="0.097cm" fo:border="none"/>
    </style:style>
    <style:style style:name="Table4.C32" style:family="table-cell">
      <style:table-cell-properties fo:padding="0.097cm" fo:border="none"/>
    </style:style>
    <style:style style:name="Table4.B33" style:family="table-cell">
      <style:table-cell-properties fo:padding="0.097cm" fo:border="none"/>
    </style:style>
    <style:style style:name="Table4.C33" style:family="table-cell">
      <style:table-cell-properties fo:padding="0.097cm" fo:border="none"/>
    </style:style>
    <style:style style:name="Table4.B34" style:family="table-cell">
      <style:table-cell-properties fo:padding="0.097cm" fo:border="none"/>
    </style:style>
    <style:style style:name="Table4.C34" style:family="table-cell">
      <style:table-cell-properties fo:padding="0.097cm" fo:border="none"/>
    </style:style>
    <style:style style:name="Table4.B35" style:family="table-cell">
      <style:table-cell-properties fo:padding="0.097cm" fo:border="none"/>
    </style:style>
    <style:style style:name="Table4.C35" style:family="table-cell">
      <style:table-cell-properties fo:padding="0.097cm" fo:border="none"/>
    </style:style>
    <style:style style:name="Table4.B36" style:family="table-cell">
      <style:table-cell-properties fo:padding="0.097cm" fo:border="none"/>
    </style:style>
    <style:style style:name="Table4.C36" style:family="table-cell">
      <style:table-cell-properties fo:padding="0.097cm" fo:border="none"/>
    </style:style>
    <style:style style:name="Table4.B37" style:family="table-cell">
      <style:table-cell-properties fo:padding="0.097cm" fo:border="none"/>
    </style:style>
    <style:style style:name="Table4.C37" style:family="table-cell">
      <style:table-cell-properties fo:padding="0.097cm" fo:border="none"/>
    </style:style>
    <style:style style:name="Table4.B38" style:family="table-cell">
      <style:table-cell-properties fo:padding="0.097cm" fo:border="none"/>
    </style:style>
    <style:style style:name="Table4.C38" style:family="table-cell">
      <style:table-cell-properties fo:padding="0.097cm" fo:border="none"/>
    </style:style>
    <style:style style:name="Table4.B39" style:family="table-cell">
      <style:table-cell-properties fo:padding="0.097cm" fo:border="none"/>
    </style:style>
    <style:style style:name="Table4.C39" style:family="table-cell">
      <style:table-cell-properties fo:padding="0.097cm" fo:border="none"/>
    </style:style>
    <style:style style:name="Table4.B40" style:family="table-cell">
      <style:table-cell-properties fo:padding="0.097cm" fo:border="none"/>
    </style:style>
    <style:style style:name="Table4.C40" style:family="table-cell">
      <style:table-cell-properties fo:padding="0.097cm" fo:border="none"/>
    </style:style>
    <style:style style:name="Table4.B41" style:family="table-cell">
      <style:table-cell-properties fo:padding="0.097cm" fo:border="none"/>
    </style:style>
    <style:style style:name="Table4.C41" style:family="table-cell">
      <style:table-cell-properties fo:padding="0.097cm" fo:border="none"/>
    </style:style>
    <style:style style:name="Table4.B42" style:family="table-cell">
      <style:table-cell-properties fo:padding="0.097cm" fo:border="none"/>
    </style:style>
    <style:style style:name="Table4.C42" style:family="table-cell">
      <style:table-cell-properties fo:padding="0.097cm" fo:border="none"/>
    </style:style>
    <style:style style:name="Table4.B43" style:family="table-cell">
      <style:table-cell-properties fo:padding="0.097cm" fo:border="none"/>
    </style:style>
    <style:style style:name="Table4.C43" style:family="table-cell">
      <style:table-cell-properties fo:padding="0.097cm" fo:border="none"/>
    </style:style>
    <style:style style:name="Table4.B44" style:family="table-cell">
      <style:table-cell-properties fo:padding="0.097cm" fo:border="none"/>
    </style:style>
    <style:style style:name="Table4.C44" style:family="table-cell">
      <style:table-cell-properties fo:padding="0.097cm" fo:border="none"/>
    </style:style>
    <style:style style:name="Table4.B45" style:family="table-cell">
      <style:table-cell-properties fo:padding="0.097cm" fo:border="none"/>
    </style:style>
    <style:style style:name="Table4.C45" style:family="table-cell">
      <style:table-cell-properties fo:padding="0.097cm" fo:border="none"/>
    </style:style>
    <style:style style:name="Table4.B46" style:family="table-cell">
      <style:table-cell-properties fo:padding="0.097cm" fo:border="none"/>
    </style:style>
    <style:style style:name="Table4.C46" style:family="table-cell">
      <style:table-cell-properties fo:padding="0.097cm" fo:border="none"/>
    </style:style>
    <style:style style:name="Table4.B47" style:family="table-cell">
      <style:table-cell-properties fo:padding="0.097cm" fo:border="none"/>
    </style:style>
    <style:style style:name="Table4.C47" style:family="table-cell">
      <style:table-cell-properties fo:padding="0.097cm" fo:border="none"/>
    </style:style>
    <style:style style:name="Table9" style:family="table">
      <style:table-properties style:width="17.59cm" style:rel-width="100%" fo:margin-left="0cm" fo:break-before="column" table:align="left" style:may-break-between-rows="true"/>
    </style:style>
    <style:style style:name="Table9.A" style:family="table-column">
      <style:table-column-properties style:column-width="1.242cm" style:rel-column-width="704*"/>
    </style:style>
    <style:style style:name="Table9.B" style:family="table-column">
      <style:table-column-properties style:column-width="14.787cm" style:rel-column-width="8383*"/>
    </style:style>
    <style:style style:name="Table9.C" style:family="table-column">
      <style:table-column-properties style:column-width="1.561cm" style:rel-column-width="885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fo:padding="0.097cm" fo:border="none"/>
    </style:style>
    <style:style style:name="Table9.C1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C5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C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C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C8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C9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C10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C11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C12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C13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C14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C15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C16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C17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C18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C19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C20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C21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C22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C23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C24" style:family="table-cell">
      <style:table-cell-properties fo:padding="0.097cm" fo:border="none"/>
    </style:style>
    <style:style style:name="Table9.B25" style:family="table-cell">
      <style:table-cell-properties fo:padding="0.097cm" fo:border="none"/>
    </style:style>
    <style:style style:name="Table9.C25" style:family="table-cell">
      <style:table-cell-properties fo:padding="0.097cm" fo:border="none"/>
    </style:style>
    <style:style style:name="Table9.B26" style:family="table-cell">
      <style:table-cell-properties fo:padding="0.097cm" fo:border="none"/>
    </style:style>
    <style:style style:name="Table9.C26" style:family="table-cell">
      <style:table-cell-properties fo:padding="0.097cm" fo:border="none"/>
    </style:style>
    <style:style style:name="Table9.B27" style:family="table-cell">
      <style:table-cell-properties fo:padding="0.097cm" fo:border="none"/>
    </style:style>
    <style:style style:name="Table9.C27" style:family="table-cell">
      <style:table-cell-properties fo:padding="0.097cm" fo:border="none"/>
    </style:style>
    <style:style style:name="Table9.B28" style:family="table-cell">
      <style:table-cell-properties fo:padding="0.097cm" fo:border="none"/>
    </style:style>
    <style:style style:name="Table9.C28" style:family="table-cell">
      <style:table-cell-properties fo:padding="0.097cm" fo:border="none"/>
    </style:style>
    <style:style style:name="Table9.B29" style:family="table-cell">
      <style:table-cell-properties fo:padding="0.097cm" fo:border="none"/>
    </style:style>
    <style:style style:name="Table9.C29" style:family="table-cell">
      <style:table-cell-properties fo:padding="0.097cm" fo:border="none"/>
    </style:style>
    <style:style style:name="Table9.B30" style:family="table-cell">
      <style:table-cell-properties fo:padding="0.097cm" fo:border="none"/>
    </style:style>
    <style:style style:name="Table9.C30" style:family="table-cell">
      <style:table-cell-properties fo:padding="0.097cm" fo:border="none"/>
    </style:style>
    <style:style style:name="Table9.B31" style:family="table-cell">
      <style:table-cell-properties fo:padding="0.097cm" fo:border="none"/>
    </style:style>
    <style:style style:name="Table9.C31" style:family="table-cell">
      <style:table-cell-properties fo:padding="0.097cm" fo:border="none"/>
    </style:style>
    <style:style style:name="Table9.B32" style:family="table-cell">
      <style:table-cell-properties fo:padding="0.097cm" fo:border="none"/>
    </style:style>
    <style:style style:name="Table9.C32" style:family="table-cell">
      <style:table-cell-properties fo:padding="0.097cm" fo:border="none"/>
    </style:style>
    <style:style style:name="Table9.B33" style:family="table-cell">
      <style:table-cell-properties fo:padding="0.097cm" fo:border="none"/>
    </style:style>
    <style:style style:name="Table9.C33" style:family="table-cell">
      <style:table-cell-properties fo:padding="0.097cm" fo:border="none"/>
    </style:style>
    <style:style style:name="Table9.B34" style:family="table-cell">
      <style:table-cell-properties fo:padding="0.097cm" fo:border="none"/>
    </style:style>
    <style:style style:name="Table9.C34" style:family="table-cell">
      <style:table-cell-properties fo:padding="0.097cm" fo:border="none"/>
    </style:style>
    <style:style style:name="Table9.B35" style:family="table-cell">
      <style:table-cell-properties fo:padding="0.097cm" fo:border="none"/>
    </style:style>
    <style:style style:name="Table9.C35" style:family="table-cell">
      <style:table-cell-properties fo:padding="0.097cm" fo:border="none"/>
    </style:style>
    <style:style style:name="Table9.B36" style:family="table-cell">
      <style:table-cell-properties fo:padding="0.097cm" fo:border="none"/>
    </style:style>
    <style:style style:name="Table9.C36" style:family="table-cell">
      <style:table-cell-properties fo:padding="0.097cm" fo:border="none"/>
    </style:style>
    <style:style style:name="Table9.B37" style:family="table-cell">
      <style:table-cell-properties fo:padding="0.097cm" fo:border="none"/>
    </style:style>
    <style:style style:name="Table9.C37" style:family="table-cell">
      <style:table-cell-properties fo:padding="0.097cm" fo:border="none"/>
    </style:style>
    <style:style style:name="Table9.B38" style:family="table-cell">
      <style:table-cell-properties fo:padding="0.097cm" fo:border="none"/>
    </style:style>
    <style:style style:name="Table9.C38" style:family="table-cell">
      <style:table-cell-properties fo:padding="0.097cm" fo:border="none"/>
    </style:style>
    <style:style style:name="Table9.B39" style:family="table-cell">
      <style:table-cell-properties fo:padding="0.097cm" fo:border="none"/>
    </style:style>
    <style:style style:name="Table9.C39" style:family="table-cell">
      <style:table-cell-properties fo:padding="0.097cm" fo:border="none"/>
    </style:style>
    <style:style style:name="Table9.B40" style:family="table-cell">
      <style:table-cell-properties fo:padding="0.097cm" fo:border="none"/>
    </style:style>
    <style:style style:name="Table9.C40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807562"/>
    </style:style>
    <style:style style:name="P5" style:family="paragraph" style:parent-style-name="Text_20_body">
      <style:text-properties officeooo:rsid="0021ae06" officeooo:paragraph-rsid="0021ae06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52aead"/>
    </style:style>
    <style:style style:name="P8" style:family="paragraph" style:parent-style-name="Text_20_body">
      <style:paragraph-properties fo:text-align="center" style:justify-single-word="false"/>
      <style:text-properties officeooo:paragraph-rsid="0061b114"/>
    </style:style>
    <style:style style:name="P9" style:family="paragraph" style:parent-style-name="Text_20_body">
      <style:paragraph-properties fo:text-align="center" style:justify-single-word="false"/>
      <style:text-properties officeooo:paragraph-rsid="0066fd3f"/>
    </style:style>
    <style:style style:name="P10" style:family="paragraph" style:parent-style-name="Text_20_body">
      <style:paragraph-properties fo:text-align="center" style:justify-single-word="false"/>
      <style:text-properties officeooo:paragraph-rsid="006ded35"/>
    </style:style>
    <style:style style:name="P11" style:family="paragraph" style:parent-style-name="Text_20_body">
      <style:paragraph-properties fo:text-align="center" style:justify-single-word="false"/>
      <style:text-properties officeooo:paragraph-rsid="00807562"/>
    </style:style>
    <style:style style:name="P12" style:family="paragraph" style:parent-style-name="Text_20_body">
      <style:paragraph-properties fo:text-align="center" style:justify-single-word="false"/>
      <style:text-properties officeooo:paragraph-rsid="0125ec86"/>
    </style:style>
    <style:style style:name="P13" style:family="paragraph" style:parent-style-name="Text_20_body">
      <style:paragraph-properties fo:text-align="center" style:justify-single-word="false"/>
      <style:text-properties officeooo:paragraph-rsid="01321a47"/>
    </style:style>
    <style:style style:name="P14" style:family="paragraph" style:parent-style-name="Text_20_body">
      <style:paragraph-properties fo:text-align="center" style:justify-single-word="false"/>
      <style:text-properties officeooo:paragraph-rsid="0134078b"/>
    </style:style>
    <style:style style:name="P15" style:family="paragraph" style:parent-style-name="Text_20_body">
      <style:paragraph-properties fo:text-align="center" style:justify-single-word="false"/>
      <style:text-properties officeooo:paragraph-rsid="01358816"/>
    </style:style>
    <style:style style:name="P16" style:family="paragraph" style:parent-style-name="Text_20_body">
      <style:paragraph-properties fo:text-align="center" style:justify-single-word="false"/>
      <style:text-properties officeooo:paragraph-rsid="01370558"/>
    </style:style>
    <style:style style:name="P17" style:family="paragraph" style:parent-style-name="Text_20_body">
      <style:paragraph-properties fo:text-align="center" style:justify-single-word="false"/>
      <style:text-properties officeooo:paragraph-rsid="013b3d73"/>
    </style:style>
    <style:style style:name="P18" style:family="paragraph" style:parent-style-name="Text_20_body">
      <style:paragraph-properties fo:text-align="center" style:justify-single-word="false"/>
      <style:text-properties officeooo:rsid="01227f3b" officeooo:paragraph-rsid="01227f3b"/>
    </style:style>
    <style:style style:name="P19" style:family="paragraph" style:parent-style-name="Text_20_body">
      <style:paragraph-properties fo:text-align="center" style:justify-single-word="false"/>
      <style:text-properties officeooo:rsid="01227f3b" officeooo:paragraph-rsid="012bb167"/>
    </style:style>
    <style:style style:name="P20" style:family="paragraph" style:parent-style-name="Text_20_body">
      <style:paragraph-properties fo:text-align="center" style:justify-single-word="false"/>
      <style:text-properties officeooo:rsid="01227f3b" officeooo:paragraph-rsid="012ee6c3"/>
    </style:style>
    <style:style style:name="P21" style:family="paragraph" style:parent-style-name="Text_20_body">
      <style:paragraph-properties fo:text-align="center" style:justify-single-word="false"/>
      <style:text-properties officeooo:rsid="01227f3b" officeooo:paragraph-rsid="0134078b"/>
    </style:style>
    <style:style style:name="P22" style:family="paragraph" style:parent-style-name="Text_20_body">
      <style:paragraph-properties fo:text-align="center" style:justify-single-word="false"/>
      <style:text-properties officeooo:rsid="01227f3b" officeooo:paragraph-rsid="01380654"/>
    </style:style>
    <style:style style:name="P23" style:family="paragraph" style:parent-style-name="Text_20_body">
      <style:paragraph-properties fo:text-align="center" style:justify-single-word="false"/>
      <style:text-properties officeooo:rsid="01228b4b" officeooo:paragraph-rsid="01228b4b"/>
    </style:style>
    <style:style style:name="P24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25" style:family="paragraph" style:parent-style-name="Text_20_body">
      <style:paragraph-properties fo:text-align="center" style:justify-single-word="false"/>
      <style:text-properties officeooo:rsid="01228b4b" officeooo:paragraph-rsid="013c90aa"/>
    </style:style>
    <style:style style:name="P26" style:family="paragraph" style:parent-style-name="Text_20_body">
      <style:paragraph-properties fo:text-align="center" style:justify-single-word="false"/>
      <style:text-properties officeooo:rsid="01228b4b" officeooo:paragraph-rsid="01401a2a"/>
    </style:style>
    <style:style style:name="P27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28" style:family="paragraph" style:parent-style-name="Text_20_body">
      <style:paragraph-properties fo:break-before="page"/>
      <style:text-properties officeooo:rsid="001fe104" officeooo:paragraph-rsid="001fe104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  <style:text-properties officeooo:paragraph-rsid="0050e216"/>
    </style:style>
    <style:style style:name="P31" style:family="paragraph" style:parent-style-name="Table_20_Heading">
      <style:paragraph-properties fo:text-align="center" style:justify-single-word="false"/>
      <style:text-properties officeooo:paragraph-rsid="0052aead"/>
    </style:style>
    <style:style style:name="P32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33" style:family="paragraph" style:parent-style-name="Table_20_Heading">
      <style:paragraph-properties fo:text-align="center" style:justify-single-word="false"/>
      <style:text-properties officeooo:paragraph-rsid="00807562"/>
    </style:style>
    <style:style style:name="P34" style:family="paragraph" style:parent-style-name="Table_20_Heading">
      <style:text-properties officeooo:paragraph-rsid="0050e216"/>
    </style:style>
    <style:style style:name="P35" style:family="paragraph" style:parent-style-name="Table_20_Heading">
      <style:text-properties officeooo:paragraph-rsid="0052aead"/>
    </style:style>
    <style:style style:name="P36" style:family="paragraph" style:parent-style-name="Table_20_Heading">
      <style:text-properties officeooo:paragraph-rsid="0061b114"/>
    </style:style>
    <style:style style:name="P37" style:family="paragraph" style:parent-style-name="Table_20_Heading">
      <style:text-properties officeooo:paragraph-rsid="00807562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050e216"/>
    </style:style>
    <style:style style:name="P40" style:family="paragraph" style:parent-style-name="Standard">
      <style:paragraph-properties fo:text-align="center" style:justify-single-word="false"/>
      <style:text-properties officeooo:paragraph-rsid="0052aead"/>
    </style:style>
    <style:style style:name="P41" style:family="paragraph" style:parent-style-name="Standard">
      <style:text-properties officeooo:rsid="0021ae06" officeooo:paragraph-rsid="00807562"/>
    </style:style>
    <style:style style:name="P42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8pt" fo:font-weight="bold" officeooo:rsid="00d2fd37" officeooo:paragraph-rsid="00d2fd37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bold" officeooo:rsid="00f3a293" officeooo:paragraph-rsid="00f3a293" style:font-size-asian="14pt" style:font-weight-asian="bold" style:font-size-complex="16pt" style:font-weight-complex="bold"/>
    </style:style>
    <style:style style:name="P48" style:family="paragraph" style:parent-style-name="Standard">
      <style:text-properties officeooo:rsid="0090fb26" officeooo:paragraph-rsid="0061b114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51" style:family="paragraph" style:parent-style-name="Table_20_Contents">
      <style:paragraph-properties fo:text-align="center" style:justify-single-word="false"/>
      <style:text-properties officeooo:paragraph-rsid="0052aead"/>
    </style:style>
    <style:style style:name="P52" style:family="paragraph" style:parent-style-name="Table_20_Contents">
      <style:paragraph-properties fo:text-align="center" style:justify-single-word="false"/>
      <style:text-properties officeooo:paragraph-rsid="00807562"/>
    </style:style>
    <style:style style:name="P53" style:family="paragraph" style:parent-style-name="Standard">
      <style:paragraph-properties fo:margin-left="0cm" fo:margin-right="0cm" fo:text-indent="-0.762cm" style:auto-text-indent="false"/>
      <style:text-properties officeooo:rsid="010de900" officeooo:paragraph-rsid="010e6a46"/>
    </style:style>
    <style:style style:name="P54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f96e7" style:font-weight-asian="bold" style:font-weight-complex="bold"/>
    </style:style>
    <style:style style:name="P55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2130a0" style:font-weight-asian="bold" style:font-weight-complex="bold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officeooo:rsid="00e4e96c" officeooo:paragraph-rsid="0134078b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officeooo:rsid="00fab229" officeooo:paragraph-rsid="012ee6c3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officeooo:rsid="00fab229" officeooo:paragraph-rsid="0134078b"/>
    </style:style>
    <style:style style:name="P59" style:family="paragraph" style:parent-style-name="Text_20_body" style:master-page-name="Standard">
      <style:paragraph-properties style:page-number="auto"/>
      <style:text-properties officeooo:paragraph-rsid="0050e216"/>
    </style:style>
    <style:style style:name="P60" style:family="paragraph" style:parent-style-name="Text_20_body" style:master-page-name="Standard">
      <style:paragraph-properties style:page-number="auto"/>
      <style:text-properties fo:font-weight="normal" officeooo:rsid="0145b34c" officeooo:paragraph-rsid="0145b34c" style:font-weight-asian="normal" style:font-weight-complex="normal"/>
    </style:style>
    <style:style style:name="P61" style:family="paragraph" style:parent-style-name="Text_20_body" style:master-page-name="Standard">
      <style:paragraph-properties style:page-number="auto"/>
      <style:text-properties officeooo:rsid="0145b34c" officeooo:paragraph-rsid="0145b34c"/>
    </style:style>
    <style:style style:name="P62" style:family="paragraph" style:parent-style-name="Text_20_body" style:master-page-name="Standard">
      <style:paragraph-properties style:page-number="auto"/>
      <style:text-properties officeooo:rsid="0145b34c" officeooo:paragraph-rsid="0145b34c"/>
    </style:style>
    <style:style style:name="P63" style:family="paragraph" style:parent-style-name="Text_20_body" style:master-page-name="Standard">
      <style:paragraph-properties style:page-number="auto"/>
      <style:text-properties officeooo:rsid="0145b34c" officeooo:paragraph-rsid="01465abb"/>
    </style:style>
    <style:style style:name="P64" style:family="paragraph" style:parent-style-name="Text_20_body" style:master-page-name="Standard">
      <style:paragraph-properties style:page-number="auto"/>
      <style:text-properties officeooo:rsid="01480370" officeooo:paragraph-rsid="01480370"/>
    </style:style>
    <style:style style:name="P65" style:family="paragraph" style:parent-style-name="Text_20_body">
      <style:text-properties fo:font-weight="bold" officeooo:rsid="011d866a" officeooo:paragraph-rsid="0021ae06" style:font-weight-asian="bold" style:font-weight-complex="bold"/>
    </style:style>
    <style:style style:name="P66" style:family="paragraph" style:parent-style-name="Text_20_body">
      <style:paragraph-properties fo:text-align="center" style:justify-single-word="false"/>
      <style:text-properties officeooo:paragraph-rsid="014d9485"/>
    </style:style>
    <style:style style:name="P67" style:family="paragraph" style:parent-style-name="Text_20_body" style:master-page-name="Standard">
      <style:paragraph-properties style:page-number="auto"/>
      <style:text-properties officeooo:rsid="0145b34c" officeooo:paragraph-rsid="014d9485"/>
    </style:style>
    <style:style style:name="P6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69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70" style:family="paragraph" style:parent-style-name="Standard" style:master-page-name="Standard">
      <style:paragraph-properties style:page-number="auto"/>
      <style:text-properties fo:font-weight="bold" officeooo:rsid="008912f6" officeooo:paragraph-rsid="0090fb26" style:font-weight-asian="bold" style:font-weight-complex="bold"/>
    </style:style>
    <style:style style:name="P71" style:family="paragraph" style:parent-style-name="Standard" style:master-page-name="Standard">
      <style:paragraph-properties style:page-number="auto"/>
      <style:text-properties fo:font-weight="bold" officeooo:rsid="00f0f611" officeooo:paragraph-rsid="00f0f611" style:font-weight-asian="bold" style:font-weight-complex="bold"/>
    </style:style>
    <style:style style:name="P72" style:family="paragraph" style:parent-style-name="Standard" style:master-page-name="Standard">
      <style:paragraph-properties style:page-number="auto"/>
      <style:text-properties fo:font-weight="normal" officeooo:rsid="01358816" officeooo:paragraph-rsid="01358816" style:font-weight-asian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officeooo:rsid="00dd2a38" officeooo:paragraph-rsid="00e08cfe"/>
    </style:style>
    <style:style style:name="P74" style:family="paragraph" style:parent-style-name="Standard" style:master-page-name="Standard">
      <style:paragraph-properties style:page-number="auto"/>
      <style:text-properties officeooo:rsid="00e08cfe" officeooo:paragraph-rsid="00e08cfe"/>
    </style:style>
    <style:style style:name="P75" style:family="paragraph" style:parent-style-name="Standard" style:master-page-name="Standard">
      <style:paragraph-properties style:page-number="auto"/>
      <style:text-properties officeooo:rsid="00e0a6ee" officeooo:paragraph-rsid="00e0a6ee"/>
    </style:style>
    <style:style style:name="P76" style:family="paragraph" style:parent-style-name="Standard" style:master-page-name="Standard">
      <style:paragraph-properties style:page-number="auto"/>
      <style:text-properties officeooo:rsid="00e8a8da" officeooo:paragraph-rsid="00e8a8da"/>
    </style:style>
    <style:style style:name="P77" style:family="paragraph" style:parent-style-name="Standard" style:master-page-name="Standard">
      <style:paragraph-properties style:page-number="auto"/>
      <style:text-properties officeooo:rsid="00e8a8da" officeooo:paragraph-rsid="00f86355"/>
    </style:style>
    <style:style style:name="P78" style:family="paragraph" style:parent-style-name="Standard" style:master-page-name="Standard">
      <style:paragraph-properties style:page-number="auto"/>
      <style:text-properties officeooo:rsid="00e8a8da" officeooo:paragraph-rsid="00ededc0"/>
    </style:style>
    <style:style style:name="P79" style:family="paragraph" style:parent-style-name="Standard" style:master-page-name="Standard">
      <style:paragraph-properties style:page-number="auto"/>
      <style:text-properties officeooo:rsid="00e8a8da" officeooo:paragraph-rsid="01096fb9"/>
    </style:style>
    <style:style style:name="P80" style:family="paragraph" style:parent-style-name="Standard" style:master-page-name="Standard">
      <style:paragraph-properties style:page-number="auto"/>
      <style:text-properties officeooo:rsid="00e8a8da" officeooo:paragraph-rsid="010b1f07"/>
    </style:style>
    <style:style style:name="P81" style:family="paragraph" style:parent-style-name="Standard" style:master-page-name="Standard">
      <style:paragraph-properties style:page-number="auto"/>
      <style:text-properties officeooo:rsid="010ce371" officeooo:paragraph-rsid="010ce371"/>
    </style:style>
    <style:style style:name="P82" style:family="paragraph" style:parent-style-name="Standard" style:master-page-name="Standard">
      <style:paragraph-properties style:page-number="auto"/>
      <style:text-properties officeooo:rsid="0101d850" officeooo:paragraph-rsid="0101d850"/>
    </style:style>
    <style:style style:name="P83" style:family="paragraph" style:parent-style-name="Standard" style:master-page-name="Standard">
      <style:paragraph-properties style:page-number="auto"/>
      <style:text-properties officeooo:rsid="00fa1241" officeooo:paragraph-rsid="01058705"/>
    </style:style>
    <style:style style:name="P84" style:family="paragraph" style:parent-style-name="Standard" style:master-page-name="Standard">
      <style:paragraph-properties style:page-number="auto"/>
      <style:text-properties officeooo:rsid="01058705" officeooo:paragraph-rsid="01058705"/>
    </style:style>
    <style:style style:name="P85" style:family="paragraph" style:parent-style-name="Standard" style:master-page-name="Standard">
      <style:paragraph-properties style:page-number="auto"/>
      <style:text-properties officeooo:rsid="00e4e96c" officeooo:paragraph-rsid="012ee6c3"/>
    </style:style>
    <style:style style:name="P86" style:family="paragraph" style:parent-style-name="Standard" style:master-page-name="Standard">
      <style:paragraph-properties style:page-number="auto"/>
      <style:text-properties officeooo:rsid="00e4e96c" officeooo:paragraph-rsid="0134078b"/>
    </style:style>
    <style:style style:name="P87" style:family="paragraph" style:parent-style-name="Standard" style:master-page-name="Standard">
      <style:paragraph-properties style:page-number="auto"/>
      <style:text-properties officeooo:rsid="0102c312" officeooo:paragraph-rsid="0102c312"/>
    </style:style>
    <style:style style:name="P88" style:family="paragraph" style:parent-style-name="Standard" style:master-page-name="Standard">
      <style:paragraph-properties style:page-number="auto"/>
      <style:text-properties officeooo:rsid="01380654" officeooo:paragraph-rsid="01380654"/>
    </style:style>
    <style:style style:name="P89" style:family="paragraph" style:parent-style-name="Standard" style:master-page-name="Standard">
      <style:paragraph-properties style:page-number="auto"/>
      <style:text-properties officeooo:rsid="0105e1c4" officeooo:paragraph-rsid="0105e1c4"/>
    </style:style>
    <style:style style:name="P90" style:family="paragraph" style:parent-style-name="Standard" style:master-page-name="Standard">
      <style:paragraph-properties style:page-number="auto"/>
      <style:text-properties officeooo:rsid="00e9d089" officeooo:paragraph-rsid="00ededc0"/>
    </style:style>
    <style:style style:name="P91" style:family="paragraph" style:parent-style-name="Standard" style:master-page-name="Standard">
      <style:paragraph-properties style:page-number="auto"/>
      <style:text-properties officeooo:rsid="00fe4eb6" officeooo:paragraph-rsid="00fe4eb6"/>
    </style:style>
    <style:style style:name="P92" style:family="paragraph" style:parent-style-name="Standard" style:master-page-name="Standard">
      <style:paragraph-properties style:page-number="auto"/>
      <style:text-properties officeooo:rsid="00edeea1" officeooo:paragraph-rsid="00edeea1"/>
    </style:style>
    <style:style style:name="P93" style:family="paragraph" style:parent-style-name="Standard" style:master-page-name="Standard">
      <style:paragraph-properties style:page-number="auto"/>
      <style:text-properties officeooo:rsid="00ee5988" officeooo:paragraph-rsid="00ee5988"/>
    </style:style>
    <style:style style:name="P94" style:family="paragraph" style:parent-style-name="Standard" style:master-page-name="Standard">
      <style:paragraph-properties style:page-number="auto"/>
      <style:text-properties officeooo:rsid="00ee5988" officeooo:paragraph-rsid="013f3d44"/>
    </style:style>
    <style:style style:name="P95" style:family="paragraph" style:parent-style-name="Standard" style:master-page-name="Standard">
      <style:paragraph-properties style:page-number="auto"/>
      <style:text-properties officeooo:rsid="00f211cf" officeooo:paragraph-rsid="00f211cf"/>
    </style:style>
    <style:style style:name="P96" style:family="paragraph" style:parent-style-name="Standard" style:master-page-name="Standard">
      <style:paragraph-properties style:page-number="auto"/>
      <style:text-properties officeooo:rsid="013b3d73" officeooo:paragraph-rsid="013b3d73"/>
    </style:style>
    <style:style style:name="P97" style:family="paragraph" style:parent-style-name="Standard" style:master-page-name="Standard">
      <style:paragraph-properties style:page-number="auto"/>
      <style:text-properties officeooo:rsid="013b3d73" officeooo:paragraph-rsid="013f3d44"/>
    </style:style>
    <style:style style:name="P98" style:family="paragraph" style:parent-style-name="Standard" style:master-page-name="Standard">
      <style:paragraph-properties style:page-number="auto"/>
      <style:text-properties officeooo:rsid="013f3d44" officeooo:paragraph-rsid="013f3d44"/>
    </style:style>
    <style:style style:name="P99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100" style:family="paragraph" style:parent-style-name="Standard" style:master-page-name="Standard">
      <style:paragraph-properties style:page-number="auto"/>
      <style:text-properties officeooo:rsid="00fe845e" officeooo:paragraph-rsid="013b3d73"/>
    </style:style>
    <style:style style:name="P101" style:family="paragraph" style:parent-style-name="Standard" style:master-page-name="Standard">
      <style:paragraph-properties style:page-number="auto"/>
      <style:text-properties officeooo:rsid="01526823" officeooo:paragraph-rsid="01526823"/>
    </style:style>
    <style:style style:name="P102" style:family="paragraph" style:parent-style-name="Standard" style:master-page-name="Standard">
      <style:paragraph-properties style:page-number="auto"/>
      <style:text-properties officeooo:rsid="0153d38d" officeooo:paragraph-rsid="0153d38d"/>
    </style:style>
    <style:style style:name="P103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2ee6c3"/>
    </style:style>
    <style:style style:name="P104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30396e"/>
    </style:style>
    <style:style style:name="P105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34078b"/>
    </style:style>
    <style:style style:name="P106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f5085" officeooo:paragraph-rsid="012ee6c3"/>
    </style:style>
    <style:style style:name="P107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f5085" officeooo:paragraph-rsid="0130396e"/>
    </style:style>
    <style:style style:name="P108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ab229" officeooo:paragraph-rsid="0130396e"/>
    </style:style>
    <style:style style:name="P109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ab229" officeooo:paragraph-rsid="01309585"/>
    </style:style>
    <style:style style:name="P110" style:family="paragraph" style:parent-style-name="Standard" style:master-page-name="Standard">
      <style:paragraph-properties style:page-number="auto"/>
      <style:text-properties fo:font-weight="normal" officeooo:rsid="014d9485" officeooo:paragraph-rsid="014d9485" style:font-weight-asian="normal" style:font-weight-complex="normal"/>
    </style:style>
    <style:style style:name="P111" style:family="paragraph" style:parent-style-name="Standard" style:master-page-name="Standard">
      <style:paragraph-properties style:page-number="auto"/>
      <style:text-properties officeooo:rsid="014d9485" officeooo:paragraph-rsid="014d9485"/>
    </style:style>
    <style:style style:name="P112" style:family="paragraph" style:parent-style-name="Standard" style:master-page-name="Standard">
      <style:paragraph-properties style:page-number="auto"/>
      <style:text-properties officeooo:rsid="01531770" officeooo:paragraph-rsid="01531770"/>
    </style:style>
    <style:style style:name="P113" style:family="paragraph" style:parent-style-name="Standard" style:master-page-name="Standard">
      <style:paragraph-properties style:page-number="auto"/>
      <style:text-properties officeooo:rsid="01553104" officeooo:paragraph-rsid="01553104"/>
    </style:style>
    <style:style style:name="P114" style:family="paragraph" style:parent-style-name="Standard" style:master-page-name="Standard">
      <style:paragraph-properties style:page-number="auto"/>
      <style:text-properties officeooo:rsid="01553104" officeooo:paragraph-rsid="01553104"/>
    </style:style>
    <style:style style:name="P115" style:family="paragraph" style:parent-style-name="Heading_20_5">
      <style:paragraph-properties fo:margin-left="0cm" fo:margin-right="0cm" fo:text-align="start" style:justify-single-word="false" fo:text-indent="-1.27cm" style:auto-text-indent="false" fo:break-before="page"/>
      <style:text-properties fo:font-weight="bold" officeooo:rsid="01507c06" officeooo:paragraph-rsid="01507c06" style:font-weight-asian="bold" style:font-weight-complex="bold"/>
    </style:style>
    <style:style style:name="P116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2130a0" style:font-weight-asian="bold" style:font-weight-complex="bold"/>
    </style:style>
    <style:style style:name="P117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886fb" officeooo:paragraph-rsid="012886fb" style:font-weight-asian="bold" style:font-weight-complex="bold"/>
    </style:style>
    <style:style style:name="P118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28b4b" officeooo:paragraph-rsid="01228b4b" style:font-weight-asian="bold" style:font-weight-complex="bold"/>
    </style:style>
    <style:style style:name="P119" style:family="paragraph" style:parent-style-name="Heading_20_5">
      <style:paragraph-properties fo:margin-left="1.27cm" fo:margin-right="0cm" fo:text-indent="-1.778cm" style:auto-text-indent="false"/>
      <style:text-properties officeooo:rsid="014c301b" officeooo:paragraph-rsid="014c301b"/>
    </style:style>
    <style:style style:name="P120" style:family="paragraph" style:parent-style-name="Heading_20_5">
      <style:paragraph-properties fo:margin-left="0cm" fo:margin-right="0cm" fo:text-indent="-0.762cm" style:auto-text-indent="false" fo:break-before="page"/>
    </style:style>
    <style:style style:name="P121" style:family="paragraph" style:parent-style-name="Table_20_Contents">
      <style:paragraph-properties fo:text-align="center" style:justify-single-word="false"/>
    </style:style>
    <style:style style:name="P122" style:family="paragraph" style:parent-style-name="Table_20_Contents">
      <style:paragraph-properties fo:text-align="center" style:justify-single-word="false"/>
      <style:text-properties officeooo:paragraph-rsid="0145b34c"/>
    </style:style>
    <style:style style:name="P123" style:family="paragraph" style:parent-style-name="Heading_20_1">
      <style:text-properties officeooo:rsid="007bb91b" officeooo:paragraph-rsid="0051007f"/>
    </style:style>
    <style:style style:name="P124" style:family="paragraph" style:parent-style-name="Heading_20_1">
      <style:text-properties officeooo:rsid="009255c6" officeooo:paragraph-rsid="00807562"/>
    </style:style>
    <style:style style:name="T1" style:family="text">
      <style:text-properties officeooo:rsid="00d15e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ac3a0" style:font-weight-asian="bold" style:font-weight-complex="bold"/>
    </style:style>
    <style:style style:name="T4" style:family="text">
      <style:text-properties fo:font-weight="bold" officeooo:rsid="00ebfbe8" style:font-weight-asian="bold" style:font-weight-complex="bold"/>
    </style:style>
    <style:style style:name="T5" style:family="text">
      <style:text-properties fo:font-weight="bold" officeooo:rsid="00ededc0" style:font-weight-asian="bold" style:font-weight-complex="bold"/>
    </style:style>
    <style:style style:name="T6" style:family="text">
      <style:text-properties fo:font-weight="bold" officeooo:rsid="00f743b5" style:font-weight-asian="bold" style:font-weight-complex="bold"/>
    </style:style>
    <style:style style:name="T7" style:family="text">
      <style:text-properties fo:font-weight="bold" officeooo:rsid="00f86355" style:font-weight-asian="bold" style:font-weight-complex="bold"/>
    </style:style>
    <style:style style:name="T8" style:family="text">
      <style:text-properties fo:font-weight="bold" officeooo:rsid="00fa1241" style:font-weight-asian="bold" style:font-weight-complex="bold"/>
    </style:style>
    <style:style style:name="T9" style:family="text">
      <style:text-properties fo:font-weight="bold" officeooo:rsid="00fe4eb6" style:font-weight-asian="bold" style:font-weight-complex="bold"/>
    </style:style>
    <style:style style:name="T10" style:family="text">
      <style:text-properties fo:font-weight="bold" officeooo:rsid="00fe845e" style:font-weight-asian="bold" style:font-weight-complex="bold"/>
    </style:style>
    <style:style style:name="T11" style:family="text">
      <style:text-properties fo:font-weight="bold" officeooo:rsid="00ff5085" style:font-weight-asian="bold" style:font-weight-complex="bold"/>
    </style:style>
    <style:style style:name="T12" style:family="text">
      <style:text-properties fo:font-weight="bold" officeooo:rsid="010015f2" style:font-weight-asian="bold" style:font-weight-complex="bold"/>
    </style:style>
    <style:style style:name="T13" style:family="text">
      <style:text-properties fo:font-weight="bold" officeooo:rsid="0101d850" style:font-weight-asian="bold" style:font-weight-complex="bold"/>
    </style:style>
    <style:style style:name="T14" style:family="text">
      <style:text-properties fo:font-weight="bold" officeooo:rsid="01058705" style:font-weight-asian="bold" style:font-weight-complex="bold"/>
    </style:style>
    <style:style style:name="T15" style:family="text">
      <style:text-properties fo:font-weight="bold" officeooo:rsid="0105e1c4" style:font-weight-asian="bold" style:font-weight-complex="bold"/>
    </style:style>
    <style:style style:name="T16" style:family="text">
      <style:text-properties fo:font-weight="bold" officeooo:rsid="010ce371" style:font-weight-asian="bold" style:font-weight-complex="bold"/>
    </style:style>
    <style:style style:name="T17" style:family="text">
      <style:text-properties fo:font-weight="bold" officeooo:rsid="010b1f07" style:font-weight-asian="bold" style:font-weight-complex="bold"/>
    </style:style>
    <style:style style:name="T18" style:family="text">
      <style:text-properties fo:font-weight="bold" officeooo:rsid="0129c2a9" style:font-weight-asian="bold" style:font-weight-complex="bold"/>
    </style:style>
    <style:style style:name="T19" style:family="text">
      <style:text-properties fo:font-weight="bold" officeooo:rsid="0129feca" style:font-weight-asian="bold" style:font-weight-complex="bold"/>
    </style:style>
    <style:style style:name="T20" style:family="text">
      <style:text-properties fo:font-weight="bold" officeooo:rsid="01380654" style:font-weight-asian="bold" style:font-weight-complex="bold"/>
    </style:style>
    <style:style style:name="T21" style:family="text">
      <style:text-properties fo:font-weight="bold" officeooo:rsid="01526823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fa1241" style:font-weight-asian="normal" style:font-weight-complex="normal"/>
    </style:style>
    <style:style style:name="T24" style:family="text">
      <style:text-properties officeooo:rsid="00e0a6ee"/>
    </style:style>
    <style:style style:name="T25" style:family="text">
      <style:text-properties officeooo:rsid="00eac3a0"/>
    </style:style>
    <style:style style:name="T26" style:family="text">
      <style:text-properties officeooo:rsid="00f049bf"/>
    </style:style>
    <style:style style:name="T27" style:family="text">
      <style:text-properties officeooo:rsid="00f211cf"/>
    </style:style>
    <style:style style:name="T28" style:family="text">
      <style:text-properties officeooo:rsid="00f743b5"/>
    </style:style>
    <style:style style:name="T29" style:family="text">
      <style:text-properties officeooo:rsid="00fab229"/>
    </style:style>
    <style:style style:name="T30" style:family="text">
      <style:text-properties officeooo:rsid="00fb3960"/>
    </style:style>
    <style:style style:name="T31" style:family="text">
      <style:text-properties officeooo:rsid="00ff5085"/>
    </style:style>
    <style:style style:name="T32" style:family="text">
      <style:text-properties officeooo:rsid="010015f2"/>
    </style:style>
    <style:style style:name="T33" style:family="text">
      <style:text-properties officeooo:rsid="0105e1c4"/>
    </style:style>
    <style:style style:name="T34" style:family="text">
      <style:text-properties officeooo:rsid="01096fb9"/>
    </style:style>
    <style:style style:name="T35" style:family="text">
      <style:text-properties officeooo:rsid="010b1f07"/>
    </style:style>
    <style:style style:name="T36" style:family="text">
      <style:text-properties style:font-name="ArialMT" fo:font-size="10pt" style:font-size-asian="10pt"/>
    </style:style>
    <style:style style:name="T37" style:family="text">
      <style:text-properties officeooo:rsid="0129feca"/>
    </style:style>
    <style:style style:name="T38" style:family="text">
      <style:text-properties officeooo:rsid="013f3d44"/>
    </style:style>
    <style:style style:name="T39" style:family="text">
      <style:text-properties officeooo:rsid="00ee5988"/>
    </style:style>
    <style:style style:name="T40" style:family="text">
      <style:text-properties officeooo:rsid="0141a863"/>
    </style:style>
    <style:style style:name="T41" style:family="text">
      <style:text-properties officeooo:rsid="0144f2c8"/>
    </style:style>
    <style:style style:name="T42" style:family="text">
      <style:text-properties officeooo:rsid="0145b34c"/>
    </style:style>
    <style:style style:name="T43" style:family="text">
      <style:text-properties officeooo:rsid="01465abb"/>
    </style:style>
    <style:style style:name="T44" style:family="text">
      <style:text-properties officeooo:rsid="014eab15"/>
    </style:style>
    <style:style style:name="T45" style:family="text">
      <style:text-properties officeooo:rsid="01526823"/>
    </style:style>
    <style:style style:name="T46" style:family="text">
      <style:text-properties officeooo:rsid="015317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68"/>
      <text:p text:style-name="P43"/>
      <text:p text:style-name="P43"/>
      <text:p text:style-name="P43"/>
      <text:p text:style-name="P43"/>
      <text:p text:style-name="P43"/>
      <text:p text:style-name="P43">TMV7A.EXE</text:p>
      <text:p text:style-name="P43">SOFTWARE TEST PROCEDURES</text:p>
      <text:p text:style-name="P43">VOL <text:span text:style-name="T40">1-1</text:span></text:p>
      <text:p text:style-name="P45">RE<text:span text:style-name="T41">LEASE PROCEDURES</text:span></text:p>
      <text:p text:style-name="P44">Ver <text:user-field-get text:name="Ver">1.0.0</text:user-field-get></text:p>
      <text:p text:style-name="P44"><text:date style:data-style-name="N75" text:date-value="2013-12-30T13:30:01.759000215">Dec 30, 2013</text:date></text:p>
      <text:p text:style-name="P46"/>
      <text:p text:style-name="P42"/>
      <text:p text:style-name="P3"/>
      <text:p text:style-name="P28"/>
      <text:h text:style-name="P120" text:outline-level="5">PROJE<text:span text:style-name="T42">C</text:span>T OPTIONS</text:h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9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9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8"/>
          </table:table-cell>
          <table:table-cell table:style-name="Table1.B3" office:value-type="string">
            <text:p text:style-name="P69">This <text:span text:style-name="T42">procedure ensured that all Lazaarus Projrct Opetions are set correctly. </text:span></text:p>
          </table:table-cell>
          <table:table-cell table:style-name="Table1.C3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15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72">Select the <text:span text:style-name="T2">Project</text:span> – <text:span text:style-name="T2">Project Options</text:span> menu item.</text:p>
          </table:table-cell>
          <table:table-cell table:style-name="Table1.C3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9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60">In the <text:span text:style-name="T2">Project Options</text:span> dialogue, select the <text:span text:style-name="T2">Application</text:span> panel.</text:p>
          </table:table-cell>
          <table:table-cell table:style-name="Table1.C4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0"><text:sequence text:ref-name="refStep2" text:name="Step" text:formula="ooow:Step+1" style:num-format="1">3</text:sequence></text:p>
          </table:table-cell>
          <table:table-cell table:style-name="Table1.B8" office:value-type="string">
            <text:p text:style-name="P61">Ensure the Title is <text:span text:style-name="T2">TMV7A</text:span><text:span text:style-name="T22">.</text:span></text:p>
          </table:table-cell>
          <table:table-cell table:style-name="Table1.C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3" text:name="Step" text:formula="ooow:Step+1" style:num-format="1">4</text:sequence></text:p>
          </table:table-cell>
          <table:table-cell table:style-name="Table1.B8" office:value-type="string">
            <text:p text:style-name="P61">Ensure the Icon <text:span text:style-name="T2">TMV7A.ico</text:span> is selected and displayed.</text:p>
          </table:table-cell>
          <table:table-cell table:style-name="Table1.C8" office:value-type="string">
            <text:p text:style-name="P122">_____</text:p>
          </table:table-cell>
        </table:table-row>
        <table:table-row table:style-name="Table1.1">
          <table:table-cell table:style-name="Table1.A1" office:value-type="string">
            <text:p text:style-name="P66"><text:sequence text:ref-name="refStep4" text:name="Step" text:formula="ooow:Step+1" style:num-format="1">5</text:sequence></text:p>
          </table:table-cell>
          <table:table-cell table:style-name="Table1.B8" office:value-type="string">
            <text:p text:style-name="P67">Ensure the “Use Application Bundle for running <text:span text:style-name="T43">and debugging (Darwin only)” checkbox is selected.</text:span></text:p>
          </table:table-cell>
          <table:table-cell table:style-name="Table1.C8" office:value-type="string">
            <text:p text:style-name="P49"><text:line-break/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5" text:name="Step" text:formula="ooow:Step+1" style:num-format="1">6</text:sequence></text:p>
          </table:table-cell>
          <table:table-cell table:style-name="Table1.B8" office:value-type="string">
            <text:p text:style-name="P63">Ensure the “Use <text:span text:style-name="T43">manifest file to enable themes (Windows only)”checkbox is selected.</text:span></text:p>
          </table:table-cell>
          <table:table-cell table:style-name="Table1.C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6"><text:sequence text:ref-name="refStep6" text:name="Step" text:formula="ooow:Step+1" style:num-format="1">7</text:sequence></text:p>
          </table:table-cell>
          <table:table-cell table:style-name="Table1.B9" office:value-type="string">
            <text:p text:style-name="P64">Ensure all other checkboxes are cleared.</text:p>
          </table:table-cell>
          <table:table-cell table:style-name="Table1.C9" office:value-type="string">
            <text:p text:style-name="P49">_____</text:p>
          </table:table-cell>
        </table:table-row>
      </table:table>
      <text:p text:style-name="P5"/>
      <text:h text:style-name="P119" text:outline-level="5">PROJECT BUILD</text:h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0">Step</text:p>
            </table:table-cell>
            <table:table-cell table:style-name="Table2.B1" office:value-type="string">
              <text:p text:style-name="P34">Test</text:p>
            </table:table-cell>
            <table:table-cell table:style-name="Table2.C1" office:value-type="string">
              <text:p text:style-name="P30">Result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9"/>
          </table:table-cell>
          <table:table-cell table:style-name="Table2.B2" office:value-type="string">
            <text:p text:style-name="P110"><text:span text:style-name="T26">B</text:span>uild the Project.</text:p>
          </table:table-cell>
          <table:table-cell table:style-name="Table2.C2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0" text:name="Drawing" text:formula="ooow:Drawing+1" style:num-format="1">1</text:sequence></text:p>
          </table:table-cell>
          <table:table-cell table:style-name="Table2.B3" office:value-type="string">
            <text:p text:style-name="P111"><text:span text:style-name="T36">Ensure the Project “TMV7A” successfully built” message is displayed in the IDE Message window.</text:span></text:p>
          </table:table-cell>
          <table:table-cell table:style-name="Table2.C3" office:value-type="string">
            <text:p text:style-name="P50"><text:line-break/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1" text:name="Drawing" text:formula="ooow:Drawing+1" style:num-format="1">2</text:sequence></text:p>
          </table:table-cell>
          <table:table-cell table:style-name="Table2.B4" office:value-type="string">
            <text:p text:style-name="P59">Ensure the <text:span text:style-name="T2">focus</text:span> moves t<text:span text:style-name="T44">o</text:span> the &lt;<text:span text:style-name="T2">Cancel</text:span>&gt; button.</text:p>
          </table:table-cell>
          <table:table-cell table:style-name="Table2.C4" office:value-type="string">
            <text:p text:style-name="P50">_____</text:p>
          </table:table-cell>
        </table:table-row>
      </table:table>
      <text:h text:style-name="P123" text:outline-level="1"/>
      <text:h text:style-name="P115" text:outline-level="5">CREATE RELEASE INSTALL PACKAGE</text:h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1">Step</text:p>
            </table:table-cell>
            <table:table-cell table:style-name="Table3.B1" office:value-type="string">
              <text:p text:style-name="P35">Test</text:p>
            </table:table-cell>
            <table:table-cell table:style-name="Table3.C1" office:value-type="string">
              <text:p text:style-name="P31">Result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40"><text:sequence text:ref-name="refStep18" text:name="Step" style:num-format="1">1</text:sequence></text:p>
          </table:table-cell>
          <table:table-cell table:style-name="Table3.B2" office:value-type="string">
            <text:p text:style-name="P112">Ensure the file <text:span text:style-name="T45">“</text:span><text:span text:style-name="T21">C:\Users\Hew\Programming Projects\TMV7A_WC\Setup\</text:span><text:span text:style-name="T2">TMV7A.iss</text:span><text:span text:style-name="T45">” </text:span>exists.</text:p>
          </table:table-cell>
          <table:table-cell table:style-name="Table3.C2" office:value-type="string">
            <text:p text:style-name="P51"><text:line-break/>_____</text:p>
          </table:table-cell>
        </table:table-row>
        <table:table-row>
          <table:table-cell table:style-name="Table3.A1" office:value-type="string">
            <text:p text:style-name="P7"><text:sequence text:ref-name="refStep19" text:name="Step" text:formula="ooow:Step+1" style:num-format="1">2</text:sequence></text:p>
          </table:table-cell>
          <table:table-cell table:style-name="Table3.B3" office:value-type="string">
            <text:p text:style-name="P101">Delete the <text:span text:style-name="T46">file</text:span> “<text:span text:style-name="T2">C:\Users\Hew\Programming Projects\TMV7A_WC\Setup\Setup.exe</text:span>”.</text:p>
          </table:table-cell>
          <table:table-cell table:style-name="Table3.C3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6"><text:sequence text:ref-name="refStep20" text:name="Step" text:formula="ooow:Step+1" style:num-format="1">3</text:sequence></text:p>
          </table:table-cell>
          <table:table-cell table:style-name="Table3.B11" office:value-type="string">
            <text:p text:style-name="P102">Launch the <text:span text:style-name="T2">Inno Script Studio</text:span> application and load the <text:span text:style-name="T2">TMV7A.iss</text:span> script.</text:p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1" text:name="Step" text:formula="ooow:Step+1" style:num-format="1">4</text:sequence></text:p>
          </table:table-cell>
          <table:table-cell table:style-name="Table3.B11" office:value-type="string">
            <text:p text:style-name="P113">Select the <text:span text:style-name="T2">Project – Compile</text:span> menu items.</text:p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2" text:name="Step" text:formula="ooow:Step+1" style:num-format="1">5</text:sequence></text:p>
          </table:table-cell>
          <table:table-cell table:style-name="Table3.B11" office:value-type="string">
            <text:p text:style-name="P113">Ensure that there the “Compile finished” message is displayed</text:p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3" text:name="Step" text:formula="ooow:Step+1" style:num-format="1">6</text:sequence></text:p>
          </table:table-cell>
          <table:table-cell table:style-name="Table3.B11" office:value-type="string">
            <text:p text:style-name="P74"/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4" text:name="Step" text:formula="ooow:Step+1" style:num-format="1">7</text:sequence></text:p>
          </table:table-cell>
          <table:table-cell table:style-name="Table3.B11" office:value-type="string">
            <text:p text:style-name="P73"><text:span text:style-name="T24"/></text:p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5" text:name="Step" text:formula="ooow:Step+1" style:num-format="1">8</text:sequence></text:p>
          </table:table-cell>
          <table:table-cell table:style-name="Table3.B11" office:value-type="string">
            <text:p text:style-name="P75"/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6" text:name="Step" text:formula="ooow:Step+1" style:num-format="1">9</text:sequence></text:p>
          </table:table-cell>
          <table:table-cell table:style-name="Table3.B10" office:value-type="string">
            <text:p text:style-name="P73"><text:span text:style-name="T24"/></text:p>
          </table:table-cell>
          <table:table-cell table:style-name="Table3.C10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7" text:name="Step" text:formula="ooow:Step+1" style:num-format="1">10</text:sequence></text:p>
          </table:table-cell>
          <table:table-cell table:style-name="Table3.B11" office:value-type="string">
            <text:p text:style-name="P75"/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8" text:name="Step" text:formula="ooow:Step+1" style:num-format="1">11</text:sequence></text:p>
          </table:table-cell>
          <table:table-cell table:style-name="Table3.B12" office:value-type="string">
            <text:p text:style-name="P73"><text:span text:style-name="T24"/></text:p>
          </table:table-cell>
          <table:table-cell table:style-name="Table3.C12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9" text:name="Step" text:formula="ooow:Step+1" style:num-format="1">12</text:sequence></text:p>
          </table:table-cell>
          <table:table-cell table:style-name="Table3.B13" office:value-type="string">
            <text:p text:style-name="P75"/>
          </table:table-cell>
          <table:table-cell table:style-name="Table3.C13" office:value-type="string">
            <text:p text:style-name="P49"/>
          </table:table-cell>
        </table:table-row>
      </table:table>
      <text:h text:style-name="P116" text:outline-level="5"/>
      <text:h text:style-name="P117" text:outline-level="5">DATA ENTRY VALIDATION</text:h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32">Step</text:p>
            </table:table-cell>
            <table:table-cell table:style-name="Table4.B1" office:value-type="string">
              <text:p text:style-name="P36">Test</text:p>
            </table:table-cell>
            <table:table-cell table:style-name="Table4.C1" office:value-type="string">
              <text:p text:style-name="P32">Result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32"/>
          </table:table-cell>
          <table:table-cell table:style-name="Table4.B2" office:value-type="string">
            <text:p text:style-name="P71">This tests the validation of all data entry controls<text:span text:style-name="T26">, </text:span>including all Confirmation, Error and Information messages.</text:p>
          </table:table-cell>
          <table:table-cell table:style-name="Table4.C2" office:value-type="string">
            <text:p text:style-name="P32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0" text:name="Drawing" text:formula="ooow:Drawing+1" style:num-format="1">3</text:sequence></text:p>
          </table:table-cell>
          <table:table-cell table:style-name="Table4.B9" office:value-type="string">
            <text:p text:style-name="P76">Enter “<text:span text:style-name="T2">A</text:span>” into the <text:span text:style-name="T2">Name</text:span> edit box and 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1" text:name="Drawing" text:formula="ooow:Drawing+1" style:num-format="1">4</text:sequence></text:p>
          </table:table-cell>
          <table:table-cell table:style-name="Table4.B9" office:value-type="string">
            <text:p text:style-name="P77">Ensure the <text:span text:style-name="T8">Invalid Name </text:span><text:span text:style-name="T23">E</text:span><text:span text:style-name="T22">rror</text:span> message “<text:span text:style-name="T2">You must enter a Valid Name. </text:span><text:span text:style-name="T7">A Valid Name consists of </text:span><text:span text:style-name="T20">two</text:span><text:span text:style-name="T7"> to 20 Alphabetic characters and a space.</text:span>” is displayed.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2" text:name="Drawing" text:formula="ooow:Drawing+1" style:num-format="1">5</text:sequence></text:p>
          </table:table-cell>
          <table:table-cell table:style-name="Table4.B9" office:value-type="string">
            <text:p text:style-name="P81">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3" text:name="Drawing" text:formula="ooow:Drawing+1" style:num-format="1">6</text:sequence></text:p>
          </table:table-cell>
          <table:table-cell table:style-name="Table4.B9" office:value-type="string">
            <text:p text:style-name="P82">Ensure the <text:span text:style-name="T2">Error</text:span> message is dismissed.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4" text:name="Drawing" text:formula="ooow:Drawing+1" style:num-format="1">7</text:sequence></text:p>
          </table:table-cell>
          <table:table-cell table:style-name="Table4.B9" office:value-type="string">
            <text:p text:style-name="P82">Ensure the <text:span text:style-name="T2">cursor</text:span> is in the <text:span text:style-name="T2">Name</text:span> edit box.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5" text:name="Drawing" text:formula="ooow:Drawing+1" style:num-format="1">8</text:sequence></text:p>
          </table:table-cell>
          <table:table-cell table:style-name="Table4.B9" office:value-type="string">
            <text:p text:style-name="P78">Enter “<text:span text:style-name="T2">A</text:span><text:span text:style-name="T5">B</text:span>” into the <text:span text:style-name="T2">Name</text:span> edit box and 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ext:soft-page-break/>
        <table:table-row table:style-name="Table4.1">
          <table:table-cell table:style-name="Table4.A1" office:value-type="string">
            <text:p text:style-name="P18"><text:sequence text:ref-name="refDrawing26" text:name="Drawing" text:formula="ooow:Drawing+1" style:num-format="1">9</text:sequence></text:p>
          </table:table-cell>
          <table:table-cell table:style-name="Table4.B9" office:value-type="string">
            <text:p text:style-name="P83">Ensure the <text:span text:style-name="T2">Invalid </text:span><text:span text:style-name="T13">Registration </text:span><text:span text:style-name="T16">Key</text:span> Error message “<text:span text:style-name="T14">You must enter a Valid Registration Key. A Valid Registration Key consists of </text:span><text:span text:style-name="T18">eight</text:span><text:span text:style-name="T14"> Digits [0..9].</text:span>“<text:span text:style-name="T30"> is displayed.</text:span>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7" text:name="Drawing" text:formula="ooow:Drawing+1" style:num-format="1">10</text:sequence></text:p>
          </table:table-cell>
          <table:table-cell table:style-name="Table4.B27" office:value-type="string">
            <text:p text:style-name="P81">Select the &lt;<text:span text:style-name="T2">OK</text:span>&gt; button.</text:p>
          </table:table-cell>
          <table:table-cell table:style-name="Table4.C27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8" text:name="Drawing" text:formula="ooow:Drawing+1" style:num-format="1">11</text:sequence></text:p>
          </table:table-cell>
          <table:table-cell table:style-name="Table4.B27" office:value-type="string">
            <text:p text:style-name="P84">Ensure the <text:span text:style-name="T2">Error</text:span> message is dismissed.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29" text:name="Drawing" text:formula="ooow:Drawing+1" style:num-format="1">12</text:sequence></text:p>
          </table:table-cell>
          <table:table-cell table:style-name="Table4.B27" office:value-type="string">
            <text:p text:style-name="P84">Ensure the <text:span text:style-name="T2">cursor</text:span> is in the centre of the <text:span text:style-name="T2">Registration Key</text:span> edit box.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20"><text:sequence text:ref-name="refDrawing30" text:name="Drawing" text:formula="ooow:Drawing+1" style:num-format="1">13</text:sequence></text:p>
          </table:table-cell>
          <table:table-cell table:style-name="Table4.B27" office:value-type="string">
            <text:p text:style-name="P85">Enter the following characters into the <text:span text:style-name="T11">Callsign</text:span> edit box:<text:line-break/></text:p>
            <text:p text:style-name="P57">Enter <text:s text:c="7"/>Display <text:s text:c="5"/>Status<text:line-break/></text:p>
          </table:table-cell>
          <table:table-cell table:style-name="Table4.C27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3"><text:span text:style-name="T2">A</text:span> <text:s text:c="14"/><text:span text:style-name="T29">A</text:span> <text:s text:c="11"/>Valid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3"><text:span text:style-name="T2">Z</text:span> <text:s text:c="14"/><text:span text:style-name="T29">Z <text:s text:c="11"/>V</text:span>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3"><text:span text:style-name="T2">a</text:span> <text:s text:c="14"/><text:span text:style-name="T37">A <text:s text:c="11"/></text:span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3"><text:span text:style-name="T2">z</text:span> <text:s text:c="14"/><text:span text:style-name="T37">Z <text:s text:c="11"/></text:span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6">0 <text:s text:c="14"/>0 <text:s text:c="11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7">9 <text:s text:c="14"/>9 <text:s text:c="11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7">/ <text:s text:c="15"/>/ <text:s text:c="12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4"><text:span text:style-name="T31">&lt;</text:span><text:span text:style-name="T11">BS</text:span><text:span text:style-name="T31">&gt; <text:s text:c="20"/>Valid</text:span>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8">@ <text:s text:c="25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8">[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9"><text:s/>'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9">{ <text:s text:c="29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9">.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B27" office:value-type="string">
            <text:p text:style-name="P109">: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1" text:name="Drawing" text:formula="ooow:Drawing+1" style:num-format="1">14</text:sequence></text:p>
          </table:table-cell>
          <table:table-cell table:style-name="Table4.B28" office:value-type="string">
            <text:p text:style-name="P76">Enter “<text:span text:style-name="T2">A</text:span><text:span text:style-name="T4">B</text:span>” into the <text:span text:style-name="T5">Callsign</text:span> edit box and select the &lt;<text:span text:style-name="T2">OK</text:span>&gt; button.</text:p>
          </table:table-cell>
          <table:table-cell table:style-name="Table4.C28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32" text:name="Drawing" text:formula="ooow:Drawing+1" style:num-format="1">15</text:sequence></text:p>
          </table:table-cell>
          <table:table-cell table:style-name="Table4.B30" office:value-type="string">
            <text:p text:style-name="P79">Ensure the <text:span text:style-name="T6">Invalid </text:span><text:span text:style-name="T9">Callsign</text:span><text:span text:style-name="T28"> </text:span><text:span text:style-name="T6">E</text:span><text:span text:style-name="T2">rror</text:span> message “<text:span text:style-name="T34">If entered, your Callsign must be valid. A Valid Callsign consists of 3 to 11 Alphabetic and Numeric characters and the / character.”</text:span> is displayed.</text:p>
          </table:table-cell>
          <table:table-cell table:style-name="Table4.C30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33" text:name="Drawing" text:formula="ooow:Drawing+1" style:num-format="1">16</text:sequence></text:p>
          </table:table-cell>
          <table:table-cell table:style-name="Table4.B30" office:value-type="string">
            <text:p text:style-name="P81">Select the &lt;<text:span text:style-name="T2">OK</text:span>&gt; button.</text:p>
          </table:table-cell>
          <table:table-cell table:style-name="Table4.C3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34" text:name="Drawing" text:formula="ooow:Drawing+1" style:num-format="1">17</text:sequence></text:p>
          </table:table-cell>
          <table:table-cell table:style-name="Table4.B31" office:value-type="string">
            <text:p text:style-name="P87">Ensure the <text:span text:style-name="T2">Error</text:span> message is dismissed.</text:p>
          </table:table-cell>
          <table:table-cell table:style-name="Table4.C31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22"><text:sequence text:ref-name="refDrawing35" text:name="Drawing" text:formula="ooow:Drawing+1" style:num-format="1">18</text:sequence></text:p>
          </table:table-cell>
          <table:table-cell table:style-name="Table4.B33" office:value-type="string">
            <text:p text:style-name="P88">Ensure the cursor is in the centre of the Callsign edit box.</text:p>
          </table:table-cell>
          <table:table-cell table:style-name="Table4.C33" office:value-type="string">
            <text:p text:style-name="P8">_____</text:p>
          </table:table-cell>
        </table:table-row>
        <text:soft-page-break/>
        <table:table-row table:style-name="Table4.1">
          <table:table-cell table:style-name="Table4.A1" office:value-type="string">
            <text:p text:style-name="P18"><text:sequence text:ref-name="refDrawing36" text:name="Drawing" text:formula="ooow:Drawing+1" style:num-format="1">19</text:sequence></text:p>
          </table:table-cell>
          <table:table-cell table:style-name="Table4.B33" office:value-type="string">
            <text:p text:style-name="P76">Enter “<text:span text:style-name="T2">A</text:span><text:span text:style-name="T4">B</text:span><text:span text:style-name="T5">C</text:span>” into the <text:span text:style-name="T5">Callsign</text:span> edit box and select the &lt;<text:span text:style-name="T2">OK</text:span>&gt; button.</text:p>
          </table:table-cell>
          <table:table-cell table:style-name="Table4.C33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37" text:name="Drawing" text:formula="ooow:Drawing+1" style:num-format="1">20</text:sequence></text:p>
          </table:table-cell>
          <table:table-cell table:style-name="Table4.B40" office:value-type="string">
            <text:p text:style-name="P89">Dismiss the Error message</text:p>
          </table:table-cell>
          <table:table-cell table:style-name="Table4.C4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1"><text:sequence text:ref-name="refDrawing38" text:name="Drawing" text:formula="ooow:Drawing+1" style:num-format="1">21</text:sequence></text:p>
          </table:table-cell>
          <table:table-cell table:style-name="Table4.B40" office:value-type="string">
            <text:p text:style-name="P86">Enter the following characters into the <text:span text:style-name="T12">Registration Key</text:span> edit box:<text:line-break/></text:p>
            <text:p text:style-name="P58">Enter <text:s text:c="7"/>Display <text:s text:c="5"/>Status</text:p>
          </table:table-cell>
          <table:table-cell table:style-name="Table4.C4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40" office:value-type="string">
            <text:p text:style-name="P105"><text:span text:style-name="T12">0</text:span> <text:s text:c="14"/><text:span text:style-name="T32">0</text:span> <text:s text:c="10"/>V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40" office:value-type="string">
            <text:p text:style-name="P105"><text:span text:style-name="T12">9</text:span> <text:s text:c="14"/><text:span text:style-name="T32">9 <text:s text:c="10"/>V</text:span>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40" office:value-type="string">
            <text:p text:style-name="P105">&lt;<text:span text:style-name="T2">BS</text:span>&gt; <text:s text:c="20"/>V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40" office:value-type="string">
            <text:p text:style-name="P105"><text:span text:style-name="T2">/</text:span> <text:s text:c="14"/><text:span text:style-name="T30"><text:s text:c="14"/>Invalid</text:span>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40" office:value-type="string">
            <text:p text:style-name="P105"><text:span text:style-name="T2">:</text:span> <text:s text:c="14"/><text:span text:style-name="T30"><text:s text:c="14"/>Inv</text:span>alid</text:p>
            <text:p text:style-name="P56"><text:s text:c="5"/>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39" text:name="Drawing" text:formula="ooow:Drawing+1" style:num-format="1">22</text:sequence></text:p>
          </table:table-cell>
          <table:table-cell table:style-name="Table4.B42" office:value-type="string">
            <text:p text:style-name="P90">Enter “<text:span text:style-name="T5">1234567</text:span>” into the <text:span text:style-name="T5">Registration Key</text:span> edit box <text:span text:style-name="T25">and select the &lt;</text:span><text:span text:style-name="T3">OK</text:span><text:span text:style-name="T25">&gt; button.</text:span></text:p>
          </table:table-cell>
          <table:table-cell table:style-name="Table4.C42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0" text:name="Drawing" text:formula="ooow:Drawing+1" style:num-format="1">23</text:sequence></text:p>
          </table:table-cell>
          <table:table-cell table:style-name="Table4.B42" office:value-type="string">
            <text:p text:style-name="P80">Ensure the <text:span text:style-name="T15">Invalid Registration Key</text:span><text:span text:style-name="T33"> E</text:span>rror message “<text:span text:style-name="T17">You must enter a Valid Registration Key. <text:s/>A Valid Registration Key consists of </text:span><text:span text:style-name="T19">eight</text:span><text:span text:style-name="T17"> Digits [0..9].</text:span><text:span text:style-name="T35">”</text:span> is displayed.</text:p>
          </table:table-cell>
          <table:table-cell table:style-name="Table4.C42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1" text:name="Drawing" text:formula="ooow:Drawing+1" style:num-format="1">24</text:sequence></text:p>
          </table:table-cell>
          <table:table-cell table:style-name="Table4.B44" office:value-type="string">
            <text:p text:style-name="P91">Dismiss the Error message.</text:p>
          </table:table-cell>
          <table:table-cell table:style-name="Table4.C44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2" text:name="Drawing" text:formula="ooow:Drawing+1" style:num-format="1">25</text:sequence></text:p>
          </table:table-cell>
          <table:table-cell table:style-name="Table4.B44" office:value-type="string">
            <text:p text:style-name="P90">Enter “<text:span text:style-name="T5">12345678</text:span>” into the <text:span text:style-name="T5">Registration Key</text:span> edit box <text:span text:style-name="T25">and select the &lt;</text:span><text:span text:style-name="T3">OK</text:span><text:span text:style-name="T25">&gt; button.</text:span></text:p>
          </table:table-cell>
          <table:table-cell table:style-name="Table4.C44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3" text:name="Drawing" text:formula="ooow:Drawing+1" style:num-format="1">26</text:sequence></text:p>
          </table:table-cell>
          <table:table-cell table:style-name="Table4.B46" office:value-type="string">
            <text:p text:style-name="P92">Ensure the <text:span text:style-name="T15">Incorrect Registration Key</text:span><text:span text:style-name="T33"> </text:span><text:span text:style-name="T2">Error</text:span> message “T<text:span text:style-name="T2">he Registration Key entered </text:span><text:span text:style-name="T16">is</text:span><text:span text:style-name="T2"> not </text:span><text:span text:style-name="T16">a correct </text:span><text:span text:style-name="T2">match the Name and/</text:span><text:span text:style-name="T16">or</text:span><text:span text:style-name="T2"> Callsign entered.</text:span>”</text:p>
          </table:table-cell>
          <table:table-cell table:style-name="Table4.C46" office:value-type="string">
            <text:p text:style-name="P8"><text:line-break/>_____</text:p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4" text:name="Drawing" text:formula="ooow:Drawing+1" style:num-format="1">27</text:sequence></text:p>
          </table:table-cell>
          <table:table-cell table:style-name="Table4.B46" office:value-type="string">
            <text:p text:style-name="P81">Select the &lt;<text:span text:style-name="T2">OK</text:span>&gt; button.</text:p>
          </table:table-cell>
          <table:table-cell table:style-name="Table4.C46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8"><text:sequence text:ref-name="refDrawing45" text:name="Drawing" text:formula="ooow:Drawing+1" style:num-format="1">28</text:sequence></text:p>
          </table:table-cell>
          <table:table-cell table:style-name="Table4.B47" office:value-type="string">
            <text:p text:style-name="P93">Ensure the <text:span text:style-name="T2">Error</text:span> message is dismissed.</text:p>
          </table:table-cell>
          <table:table-cell table:style-name="Table4.C47" office:value-type="string">
            <text:p text:style-name="P8">_____</text:p>
          </table:table-cell>
        </table:table-row>
      </table:table>
      <text:p text:style-name="P48"/>
      <text:h text:style-name="P118" text:outline-level="5">BUTTON FUNCTIONALITY</text:h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3">Step</text:p>
            </table:table-cell>
            <table:table-cell table:style-name="Table9.B1" office:value-type="string">
              <text:p text:style-name="P37">Test</text:p>
            </table:table-cell>
            <table:table-cell table:style-name="Table9.C1" office:value-type="string">
              <text:p text:style-name="P33">Result</text:p>
            </table:table-cell>
          </table:table-row>
        </table:table-header-rows>
        <table:table-row>
          <table:table-cell table:style-name="Table9.A1" office:value-type="string">
            <text:p text:style-name="P11"/>
          </table:table-cell>
          <table:table-cell table:style-name="Table9.B2" office:value-type="string">
            <text:p text:style-name="P70">This tests the <text:span text:style-name="T27">functionality of each button.</text:span></text:p>
          </table:table-cell>
          <table:table-cell table:style-name="Table9.C2" office:value-type="string">
            <text:p text:style-name="P52"/>
          </table:table-cell>
        </table:table-row>
        <table:table-row>
          <table:table-cell table:style-name="Table9.A1" office:value-type="string">
            <text:p text:style-name="P23"><text:sequence text:ref-name="refDrawing46" text:name="Drawing" style:num-format="1">1</text:sequence></text:p>
          </table:table-cell>
          <table:table-cell table:style-name="Table9.B4" office:value-type="string">
            <text:p text:style-name="P95">Select the &lt;<text:span text:style-name="T2">Help</text:span>&gt; button on the <text:span text:style-name="T2">Registration dialogue</text:span> box.</text:p>
          </table:table-cell>
          <table:table-cell table:style-name="Table9.C4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3"><text:sequence text:ref-name="refDrawing47" text:name="Drawing" text:formula="ooow:Drawing+1" style:num-format="1">2</text:sequence></text:p>
          </table:table-cell>
          <table:table-cell table:style-name="Table9.B4" office:value-type="string">
            <text:p text:style-name="P95">Ensure there is <text:span text:style-name="T2">no response</text:span> to the mouse click.</text:p>
          </table:table-cell>
          <table:table-cell table:style-name="Table9.C4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3"><text:sequence text:ref-name="refDrawing48" text:name="Drawing" text:formula="ooow:Drawing+1" style:num-format="1">3</text:sequence></text:p>
          </table:table-cell>
          <table:table-cell table:style-name="Table9.B6" office:value-type="string">
            <text:p text:style-name="P93">Enter “<text:span text:style-name="T2">Hew Lines</text:span>” into the <text:span text:style-name="T2">Name</text:span> edit box.</text:p>
          </table:table-cell>
          <table:table-cell table:style-name="Table9.C6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3"><text:sequence text:ref-name="refDrawing49" text:name="Drawing" text:formula="ooow:Drawing+1" style:num-format="1">4</text:sequence></text:p>
          </table:table-cell>
          <table:table-cell table:style-name="Table9.B6" office:value-type="string">
            <text:p text:style-name="P93">Enter “<text:span text:style-name="T2">VA7HU</text:span>” into the <text:span text:style-name="T2">Callsign</text:span> edit box.</text:p>
          </table:table-cell>
          <table:table-cell table:style-name="Table9.C6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3"><text:sequence text:ref-name="refDrawing50" text:name="Drawing" text:formula="ooow:Drawing+1" style:num-format="1">5</text:sequence></text:p>
          </table:table-cell>
          <table:table-cell table:style-name="Table9.B7" office:value-type="string">
            <text:p text:style-name="P93">Enter “<text:span text:style-name="T16">13359025</text:span>” into the <text:span text:style-name="T2">Registration Key </text:span>edit box.</text:p>
          </table:table-cell>
          <table:table-cell table:style-name="Table9.C7" office:value-type="string">
            <text:p text:style-name="P11"/>
          </table:table-cell>
        </table:table-row>
        <text:soft-page-break/>
        <table:table-row>
          <table:table-cell table:style-name="Table9.A1" office:value-type="string">
            <text:p text:style-name="P23"><text:sequence text:ref-name="refDrawing51" text:name="Drawing" text:formula="ooow:Drawing+1" style:num-format="1">6</text:sequence></text:p>
          </table:table-cell>
          <table:table-cell table:style-name="Table9.B22" office:value-type="string">
            <text:p text:style-name="P93">Select the &lt;<text:span text:style-name="T2">Cancel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3"><text:sequence text:ref-name="refDrawing52" text:name="Drawing" text:formula="ooow:Drawing+1" style:num-format="1">7</text:sequence></text:p>
          </table:table-cell>
          <table:table-cell table:style-name="Table9.B22" office:value-type="string">
            <text:p text:style-name="P93">Ensure the <text:span text:style-name="T2">Confirmation </text:span><text:span text:style-name="T16">Cancellation</text:span> message “<text:span text:style-name="T2">Confirm that you wish to cancel the Registration.</text:span>” is display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3"><text:sequence text:ref-name="refDrawing53" text:name="Drawing" text:formula="ooow:Drawing+1" style:num-format="1">8</text:sequence></text:p>
          </table:table-cell>
          <table:table-cell table:style-name="Table9.B22" office:value-type="string">
            <text:p text:style-name="P93">Select the &lt;<text:span text:style-name="T2">No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4" text:name="Drawing" text:formula="ooow:Drawing+1" style:num-format="1">9</text:sequence></text:p>
          </table:table-cell>
          <table:table-cell table:style-name="Table9.B22" office:value-type="string">
            <text:p text:style-name="P93">Ensure the message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55" text:name="Drawing" text:formula="ooow:Drawing+1" style:num-format="1">10</text:sequence></text:p>
          </table:table-cell>
          <table:table-cell table:style-name="Table9.B22" office:value-type="string">
            <text:p text:style-name="P93">Ensure the <text:span text:style-name="T2">Registration dialogue</text:span> remains displayed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6" text:name="Drawing" text:formula="ooow:Drawing+1" style:num-format="1">11</text:sequence></text:p>
          </table:table-cell>
          <table:table-cell table:style-name="Table9.B22" office:value-type="string">
            <text:p text:style-name="P93">Ensure that <text:span text:style-name="T2">no data</text:span> has been chang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57" text:name="Drawing" text:formula="ooow:Drawing+1" style:num-format="1">12</text:sequence></text:p>
          </table:table-cell>
          <table:table-cell table:style-name="Table9.B22" office:value-type="string">
            <text:p text:style-name="P93">Select the &lt;<text:span text:style-name="T2">Cancel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8" text:name="Drawing" text:formula="ooow:Drawing+1" style:num-format="1">13</text:sequence></text:p>
          </table:table-cell>
          <table:table-cell table:style-name="Table9.B22" office:value-type="string">
            <text:p text:style-name="P93">Select the &lt;<text:span text:style-name="T2">Yes</text:span>&gt; button of the <text:span text:style-name="T2">Confirmation</text:span> message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9" text:name="Drawing" text:formula="ooow:Drawing+1" style:num-format="1">14</text:sequence></text:p>
          </table:table-cell>
          <table:table-cell table:style-name="Table9.B22" office:value-type="string">
            <text:p text:style-name="P93">Ensure the <text:span text:style-name="T2">message</text:span>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60" text:name="Drawing" text:formula="ooow:Drawing+1" style:num-format="1">15</text:sequence></text:p>
          </table:table-cell>
          <table:table-cell table:style-name="Table9.B22" office:value-type="string">
            <text:p text:style-name="P93">Ensure the <text:span text:style-name="T2">Registration dialogue</text:span>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61" text:name="Drawing" text:formula="ooow:Drawing+1" style:num-format="1">16</text:sequence></text:p>
          </table:table-cell>
          <table:table-cell table:style-name="Table9.B22" office:value-type="string">
            <text:p text:style-name="P93">Ensure the <text:span text:style-name="T2">Title Bar</text:span> of the Main form displays the text “<text:span text:style-name="T2">Unregistered</text:span>”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62" text:name="Drawing" text:formula="ooow:Drawing+1" style:num-format="1">17</text:sequence></text:p>
          </table:table-cell>
          <table:table-cell table:style-name="Table9.B22" office:value-type="string">
            <text:p text:style-name="P93">Select the “<text:span text:style-name="T2">Help | Registration</text:span>” menu item of the <text:span text:style-name="T2">Main</text:span> form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63" text:name="Drawing" text:formula="ooow:Drawing+1" style:num-format="1">18</text:sequence></text:p>
          </table:table-cell>
          <table:table-cell table:style-name="Table9.B22" office:value-type="string">
            <text:p text:style-name="P93">Ensure the <text:span text:style-name="T2">Registration dialogue</text:span> is display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64" text:name="Drawing" text:formula="ooow:Drawing+1" style:num-format="1">19</text:sequence></text:p>
          </table:table-cell>
          <table:table-cell table:style-name="Table9.B22" office:value-type="string">
            <text:p text:style-name="P93">Enter “<text:span text:style-name="T2">Hew Lines</text:span>” into the <text:span text:style-name="T2">Name</text:span> edit box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65" text:name="Drawing" text:formula="ooow:Drawing+1" style:num-format="1">20</text:sequence></text:p>
          </table:table-cell>
          <table:table-cell table:style-name="Table9.B22" office:value-type="string">
            <text:p text:style-name="P93">Enter “<text:span text:style-name="T2">VA7HU</text:span>” into the <text:span text:style-name="T2">Callsign</text:span> edit box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66" text:name="Drawing" text:formula="ooow:Drawing+1" style:num-format="1">21</text:sequence></text:p>
          </table:table-cell>
          <table:table-cell table:style-name="Table9.B24" office:value-type="string">
            <text:p text:style-name="P93">Enter “<text:span text:style-name="T16">133590025</text:span>” into the <text:span text:style-name="T2">Registration Key </text:span>edit box and select the &lt;<text:span text:style-name="T10">OK</text:span>&gt; button.</text:p>
          </table:table-cell>
          <table:table-cell table:style-name="Table9.C24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67" text:name="Drawing" text:formula="ooow:Drawing+1" style:num-format="1">22</text:sequence></text:p>
          </table:table-cell>
          <table:table-cell table:style-name="Table9.B24" office:value-type="string">
            <text:p text:style-name="P93">Ensure the <text:span text:style-name="T2">Title Bar</text:span> of the Main form displays the text “<text:span text:style-name="T10">Registered to Hew Lines VA7HU</text:span>”.</text:p>
          </table:table-cell>
          <table:table-cell table:style-name="Table9.C24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68" text:name="Drawing" text:formula="ooow:Drawing+1" style:num-format="1">23</text:sequence></text:p>
          </table:table-cell>
          <table:table-cell table:style-name="Table9.B32" office:value-type="string">
            <text:p text:style-name="P93">Select the “<text:span text:style-name="T2">Help | Registration</text:span>” menu item of the <text:span text:style-name="T2">Main</text:span> form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5"><text:sequence text:ref-name="refDrawing69" text:name="Drawing" text:formula="ooow:Drawing+1" style:num-format="1">24</text:sequence></text:p>
          </table:table-cell>
          <table:table-cell table:style-name="Table9.B32" office:value-type="string">
            <text:p text:style-name="P96">Ensure <text:span text:style-name="T2">Hew Lines</text:span> is displayed in the <text:span text:style-name="T2">Name</text:span> edit box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5"><text:sequence text:ref-name="refDrawing70" text:name="Drawing" text:formula="ooow:Drawing+1" style:num-format="1">25</text:sequence></text:p>
          </table:table-cell>
          <table:table-cell table:style-name="Table9.B32" office:value-type="string">
            <text:p text:style-name="P96">Ensure <text:span text:style-name="T2">VA7HU</text:span> is displayed in the <text:span text:style-name="T2">Callsign</text:span> edit box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5"><text:sequence text:ref-name="refDrawing71" text:name="Drawing" text:formula="ooow:Drawing+1" style:num-format="1">26</text:sequence></text:p>
          </table:table-cell>
          <table:table-cell table:style-name="Table9.B32" office:value-type="string">
            <text:p text:style-name="P96">Ensure <text:span text:style-name="T2">13359025</text:span> is displayed in the <text:span text:style-name="T2">Registration Key</text:span> edit box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5"><text:sequence text:ref-name="refDrawing72" text:name="Drawing" text:formula="ooow:Drawing+1" style:num-format="1">27</text:sequence></text:p>
          </table:table-cell>
          <table:table-cell table:style-name="Table9.B32" office:value-type="string">
            <text:p text:style-name="P96">Select the &lt;<text:span text:style-name="T2">Cancel</text:span>&gt; button.</text:p>
          </table:table-cell>
          <table:table-cell table:style-name="Table9.C3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73" text:name="Drawing" text:formula="ooow:Drawing+1" style:num-format="1">28</text:sequence></text:p>
          </table:table-cell>
          <table:table-cell table:style-name="Table9.B32" office:value-type="string">
            <text:p text:style-name="P96">Select the &lt;<text:span text:style-name="T2">Yes</text:span>&gt; button in the Confirmation message.</text:p>
          </table:table-cell>
          <table:table-cell table:style-name="Table9.C3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74" text:name="Drawing" text:formula="ooow:Drawing+1" style:num-format="1">29</text:sequence></text:p>
          </table:table-cell>
          <table:table-cell table:style-name="Table9.B32" office:value-type="string">
            <text:p text:style-name="P96">Ensure the <text:span text:style-name="T2">Registration Dialogue</text:span> box is dismissed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5"><text:sequence text:ref-name="refDrawing75" text:name="Drawing" text:formula="ooow:Drawing+1" style:num-format="1">30</text:sequence></text:p>
          </table:table-cell>
          <table:table-cell table:style-name="Table9.B32" office:value-type="string">
            <text:p text:style-name="P97">Ensure the Title Bar <text:span text:style-name="T38">still </text:span>displays <text:span text:style-name="T39">the text “</text:span><text:span text:style-name="T10">Registered to Hew Lines VA7HU</text:span><text:span text:style-name="T39">”.</text:span>.</text:p>
          </table:table-cell>
          <table:table-cell table:style-name="Table9.C32" office:value-type="string">
            <text:p text:style-name="P17">_____</text:p>
          </table:table-cell>
        </table:table-row>
        <table:table-row>
          <table:table-cell table:style-name="Table9.A1" office:value-type="string">
            <text:p text:style-name="P26"><text:sequence text:ref-name="refDrawing76" text:name="Drawing" text:formula="ooow:Drawing+1" style:num-format="1">31</text:sequence></text:p>
          </table:table-cell>
          <table:table-cell table:style-name="Table9.B39" office:value-type="string">
            <text:p text:style-name="P94">Select the “<text:span text:style-name="T2">Help | Registration</text:span>” menu item of the <text:span text:style-name="T2">Main</text:span> form.</text:p>
          </table:table-cell>
          <table:table-cell table:style-name="Table9.C39" office:value-type="string">
            <text:p text:style-name="P11"/>
          </table:table-cell>
        </table:table-row>
        <text:soft-page-break/>
        <table:table-row>
          <table:table-cell table:style-name="Table9.A1" office:value-type="string">
            <text:p text:style-name="P26"><text:sequence text:ref-name="refDrawing77" text:name="Drawing" text:formula="ooow:Drawing+1" style:num-format="1">32</text:sequence></text:p>
          </table:table-cell>
          <table:table-cell table:style-name="Table9.B39" office:value-type="string">
            <text:p text:style-name="P98">Enter “John” into the Name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78" text:name="Drawing" text:formula="ooow:Drawing+1" style:num-format="1">33</text:sequence></text:p>
          </table:table-cell>
          <table:table-cell table:style-name="Table9.B39" office:value-type="string">
            <text:p text:style-name="P98">Clear the Callsign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79" text:name="Drawing" text:formula="ooow:Drawing+1" style:num-format="1">34</text:sequence></text:p>
          </table:table-cell>
          <table:table-cell table:style-name="Table9.B39" office:value-type="string">
            <text:p text:style-name="P99">Enter “83289960” into the Regsitration Key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80" text:name="Drawing" text:formula="ooow:Drawing+1" style:num-format="1">35</text:sequence></text:p>
          </table:table-cell>
          <table:table-cell table:style-name="Table9.B39" office:value-type="string">
            <text:p text:style-name="P99">Select the &lt;OK&gt; button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81" text:name="Drawing" text:formula="ooow:Drawing+1" style:num-format="1">36</text:sequence></text:p>
          </table:table-cell>
          <table:table-cell table:style-name="Table9.B39" office:value-type="string">
            <text:p text:style-name="P99">Ensure the Registration dialogue is closed.</text:p>
          </table:table-cell>
          <table:table-cell table:style-name="Table9.C39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6"><text:sequence text:ref-name="refDrawing82" text:name="Drawing" text:formula="ooow:Drawing+1" style:num-format="1">37</text:sequence></text:p>
          </table:table-cell>
          <table:table-cell table:style-name="Table9.B39" office:value-type="string">
            <text:p text:style-name="P99">Ensure the Title Bar displays “Registered to John”.</text:p>
          </table:table-cell>
          <table:table-cell table:style-name="Table9.C39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83" text:name="Drawing" text:formula="ooow:Drawing+1" style:num-format="1">38</text:sequence></text:p>
          </table:table-cell>
          <table:table-cell table:style-name="Table9.B40" office:value-type="string">
            <text:p text:style-name="P100">Close the application.</text:p>
          </table:table-cell>
          <table:table-cell table:style-name="Table9.C40" office:value-type="string">
            <text:p text:style-name="P11"/>
          </table:table-cell>
        </table:table-row>
      </table:table>
      <text:p text:style-name="P41"/>
      <text:p text:style-name="P47">END OF TEST</text:p>
      <text:h text:style-name="P12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5e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TMV7A.EXE Software Test Procedure Vol. 1-1 Release Procedures</text:title> <text:user-field-get text:name="Ver">1.0.0</text:user-field-get> <text:s text:c="7"/><text:span text:style-name="MT1"><text:s text:c="26"/></text:span><text:s text:c="3"/><text:date style:data-style-name="N75" text:date-value="2013-12-30T13:30:01.721000019">Dec 30, 2013</text:date></text:p>
      </style:header>
      <style:header-first style:display="false">
        <text:p text:style-name="Header_20_left"/>
      </style:header-first>
      <style:footer>
        <text:p text:style-name="MP2">Page <text:page-number text:select-page="current">8</text:page-number> of <text:page-count>8</text:page-count></text:p>
      </style:footer>
      <style:footer-first style:display="false"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4.1.1.2$Windows_x86 LibreOffice_project/7e4286b58adc75a14f6d83f53a03b6c11fa2903</meta:generator>
    <meta:editing-duration>PT5H5M52S</meta:editing-duration>
    <meta:editing-cycles>126</meta:editing-cycles>
    <dc:title>TMV7A.EXE Software Test Procedure Vol. 1-1 Release Procedures</dc:title>
    <dc:date>2013-12-30T13:30:01.654000000</dc:date>
    <meta:document-statistic meta:table-count="5" meta:image-count="0" meta:object-count="0" meta:page-count="8" meta:paragraph-count="274" meta:word-count="1017" meta:character-count="6337" meta:non-whitespace-character-count="5029"/>
  </office:meta>
</office:document-meta>
</file>